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eorgia" svg:font-family="Georgia" style:font-family-generic="roman" style:font-pitch="variable"/>
    <style:font-face style:name="Georgia1" svg:font-family="Georgia" style:font-family-generic="swiss" style:font-pitch="variable"/>
    <style:font-face style:name="Georgia2"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2.117cm" fo:margin-bottom="0.494cm" style:contextual-spacing="false" fo:text-align="center" style:justify-single-word="false"/>
      <style:text-properties fo:color="#1a1a2e" loext:opacity="100%" style:font-name="Georgia" fo:font-size="17pt" fo:font-weight="bold" style:font-name-asian="Georgia2" style:font-size-asian="17pt" style:font-weight-asian="bold" style:font-name-complex="Georgia2" style:font-size-complex="17pt" style:font-weight-complex="bold"/>
    </style:style>
    <style:style style:name="P2" style:family="paragraph" style:parent-style-name="Standard">
      <style:paragraph-properties fo:margin-top="0.494cm" fo:margin-bottom="0.494cm" style:contextual-spacing="false" fo:text-align="center" style:justify-single-word="false"/>
      <style:text-properties fo:color="#2c3e70" loext:opacity="100%" style:font-name="Georgia" fo:font-size="24pt" fo:font-style="italic" fo:font-weight="bold" style:font-name-asian="Georgia2" style:font-size-asian="24pt" style:font-style-asian="italic" style:font-weight-asian="bold" style:font-name-complex="Georgia2" style:font-size-complex="24pt" style:font-style-complex="italic" style:font-weight-complex="bold"/>
    </style:style>
    <style:style style:name="P3" style:family="paragraph" style:parent-style-name="Standard">
      <style:paragraph-properties fo:margin-top="0.494cm" fo:margin-bottom="0.988cm" style:contextual-spacing="false" fo:text-align="center" style:justify-single-word="false"/>
      <style:text-properties fo:color="#555577" loext:opacity="100%" style:font-name="Georgia" fo:font-size="15pt" fo:font-style="italic" style:font-name-asian="Georgia2" style:font-size-asian="15pt" style:font-style-asian="italic" style:font-name-complex="Georgia2" style:font-size-complex="15pt" style:font-style-complex="italic"/>
    </style:style>
    <style:style style:name="P4" style:family="paragraph" style:parent-style-name="Standard">
      <style:paragraph-properties fo:margin-top="0cm" fo:margin-bottom="2.117cm" style:contextual-spacing="false" fo:text-align="center" style:justify-single-word="false"/>
      <style:text-properties fo:color="#777777" loext:opacity="100%" style:font-name="Georgia" fo:font-size="11pt" style:font-name-asian="Georgia2" style:font-size-asian="11pt" style:font-name-complex="Georgia2" style:font-size-complex="11pt"/>
    </style:style>
    <style:style style:name="P5" style:family="paragraph" style:parent-style-name="Heading_20_1">
      <style:paragraph-properties fo:margin-top="0.988cm" fo:margin-bottom="0.494cm" style:contextual-spacing="false"/>
      <style:text-properties fo:color="#1a1a2e" loext:opacity="100%" style:font-name="Georgia" fo:font-size="17pt" fo:font-weight="bold" style:font-name-asian="Georgia2" style:font-size-asian="17pt" style:font-weight-asian="bold" style:font-name-complex="Georgia2" style:font-size-complex="17pt" style:font-weight-complex="bold"/>
    </style:style>
    <style:style style:name="P6" style:family="paragraph" style:parent-style-name="Standard">
      <style:paragraph-properties fo:margin-top="0cm" fo:margin-bottom="0.318cm" style:contextual-spacing="false" fo:line-height="133%" fo:text-align="justify" style:justify-single-word="false" loext:word-spacing-minimum="75%" loext:word-spacing-maximum="133%"/>
      <style:text-properties style:font-name="Georgia" fo:font-size="12pt" style:font-name-asian="Georgia2" style:font-size-asian="12pt" style:font-name-complex="Georgia2" style:font-size-complex="12pt"/>
    </style:style>
    <style:style style:name="P7" style:family="paragraph" style:parent-style-name="Standard">
      <style:paragraph-properties fo:margin-top="0cm" fo:margin-bottom="0.318cm" style:contextual-spacing="false" fo:line-height="133%" fo:text-align="justify" style:justify-single-word="false" loext:word-spacing-minimum="75%" loext:word-spacing-maximum="133%"/>
    </style:style>
    <style:style style:name="P8" style:family="paragraph" style:parent-style-name="Standard">
      <style:paragraph-properties fo:margin-top="0.247cm" fo:margin-bottom="0.247cm" style:contextual-spacing="false" fo:line-height="125%" fo:text-align="center" style:justify-single-word="false"/>
      <style:text-properties fo:color="#444444" loext:opacity="100%" style:font-name="Georgia" fo:font-size="11.5pt" fo:font-style="italic" style:font-name-asian="Georgia2" style:font-size-asian="11.5pt" style:font-style-asian="italic" style:font-name-complex="Georgia2" style:font-size-complex="11.5pt" style:font-style-complex="italic"/>
    </style:style>
    <style:style style:name="P9" style:family="paragraph" style:parent-style-name="Standard">
      <style:paragraph-properties fo:margin-top="0.423cm" fo:margin-bottom="0.423cm" style:contextual-spacing="false" fo:text-align="center" style:justify-single-word="false"/>
      <style:text-properties fo:color="#aaaaaa" loext:opacity="100%" style:font-name="Georgia" fo:font-size="12pt" style:font-name-asian="Georgia2" style:font-size-asian="12pt" style:font-name-complex="Georgia2" style:font-size-complex="12pt"/>
    </style:style>
    <style:style style:name="P10" style:family="paragraph" style:parent-style-name="Heading_20_2">
      <style:paragraph-properties fo:margin-top="0.706cm" fo:margin-bottom="0.388cm" style:contextual-spacing="false"/>
      <style:text-properties fo:color="#2c3e70" loext:opacity="100%" style:font-name="Georgia" fo:font-size="14pt" fo:font-weight="bold" style:font-name-asian="Georgia2" style:font-size-asian="14pt" style:font-weight-asian="bold" style:font-name-complex="Georgia2" style:font-size-complex="14pt" style:font-weight-complex="bold"/>
    </style:style>
    <style:style style:name="P11" style:family="paragraph" style:parent-style-name="Heading_20_3">
      <style:paragraph-properties fo:margin-top="0.529cm" fo:margin-bottom="0.318cm" style:contextual-spacing="false"/>
      <style:text-properties fo:color="#4a4a7a" loext:opacity="100%" style:font-name="Georgia" fo:font-size="13pt" fo:font-style="italic" fo:font-weight="bold" style:font-name-asian="Georgia2" style:font-size-asian="13pt" style:font-style-asian="italic" style:font-weight-asian="bold" style:font-name-complex="Georgia2" style:font-size-complex="13pt" style:font-style-complex="italic" style:font-weight-complex="bold"/>
    </style:style>
    <style:style style:name="P12" style:family="paragraph" style:parent-style-name="Heading_20_2">
      <style:paragraph-properties fo:margin-top="0.706cm" fo:margin-bottom="0.388cm" style:contextual-spacing="false"/>
    </style:style>
    <style:style style:name="P13" style:family="paragraph" style:parent-style-name="Standard">
      <style:paragraph-properties fo:margin-top="0.988cm" fo:margin-bottom="0.494cm" style:contextual-spacing="false" fo:text-align="center" style:justify-single-word="false"/>
      <style:text-properties fo:color="#aaaaaa" loext:opacity="100%" style:font-name="Georgia" fo:font-size="12pt" fo:font-weight="bold" style:font-name-asian="Georgia2" style:font-size-asian="12pt" style:font-weight-asian="bold" style:font-name-complex="Georgia2" style:font-size-complex="12pt" style:font-weight-complex="bold"/>
    </style:style>
    <style:style style:name="P14" style:family="paragraph" style:parent-style-name="Standard">
      <style:paragraph-properties fo:margin-top="0cm" fo:margin-bottom="0.494cm" style:contextual-spacing="false" fo:text-align="center" style:justify-single-word="false"/>
      <style:text-properties fo:color="#777777" loext:opacity="100%" style:font-name="Georgia" fo:font-size="10.5pt" fo:font-style="italic" style:font-name-asian="Georgia2" style:font-size-asian="10.5pt" style:font-style-asian="italic" style:font-name-complex="Georgia2" style:font-size-complex="10.5pt" style:font-style-complex="italic"/>
    </style:style>
    <style:style style:name="P15" style:family="paragraph" style:parent-style-name="Standard">
      <style:paragraph-properties fo:margin-top="0cm" fo:margin-bottom="0cm" style:contextual-spacing="false" fo:text-align="center" style:justify-single-word="false"/>
      <style:text-properties fo:color="#777777" loext:opacity="100%" style:font-name="Georgia" fo:font-size="10.5pt" fo:font-style="italic" style:font-name-asian="Georgia2" style:font-size-asian="10.5pt" style:font-style-asian="italic" style:font-name-complex="Georgia2" style:font-size-complex="10.5pt" style:font-style-complex="italic"/>
    </style:style>
    <style:style style:name="P16" style:family="paragraph" style:parent-style-name="Standard">
      <style:paragraph-properties fo:margin-top="0cm" fo:margin-bottom="0cm" style:contextual-spacing="false" fo:text-align="start" style:justify-single-word="false"/>
      <style:text-properties fo:color="#777777" loext:opacity="100%" style:font-name="Georgia" fo:font-size="10.5pt" fo:font-style="italic" fo:font-weight="bold" officeooo:rsid="0018cc07" officeooo:paragraph-rsid="0018cc07" style:font-name-asian="Georgia2" style:font-size-asian="10.5pt" style:font-style-asian="italic" style:font-weight-asian="bold" style:font-name-complex="Georgia2" style:font-size-complex="10.5pt" style:font-style-complex="italic" style:font-weight-complex="bold"/>
    </style:style>
    <style:style style:name="P17" style:family="paragraph" style:parent-style-name="Standard">
      <style:paragraph-properties fo:margin-top="0cm" fo:margin-bottom="0cm" style:contextual-spacing="false" fo:text-align="start" style:justify-single-word="false"/>
      <style:text-properties fo:color="#777777" loext:opacity="100%" style:font-name="Georgia" fo:font-size="10.5pt" fo:font-style="italic" officeooo:rsid="0018cc07" officeooo:paragraph-rsid="0018cc07" style:font-name-asian="Georgia2" style:font-size-asian="10.5pt" style:font-style-asian="italic" style:font-name-complex="Georgia2" style:font-size-complex="10.5pt" style:font-style-complex="italic"/>
    </style:style>
    <style:style style:name="P18" style:family="paragraph" style:parent-style-name="Heading_20_2">
      <style:paragraph-properties fo:margin-top="0cm" fo:margin-bottom="0cm" style:contextual-spacing="false" fo:text-align="start" style:justify-single-word="false"/>
      <style:text-properties fo:color="#777777" loext:opacity="100%" style:font-name="Georgia" fo:font-size="10.5pt" fo:font-style="italic" officeooo:rsid="0018cc07" officeooo:paragraph-rsid="0018cc07" style:font-name-asian="Georgia2" style:font-size-asian="10.5pt" style:font-style-asian="italic" style:font-name-complex="Georgia2" style:font-size-complex="10.5pt" style:font-style-complex="italic"/>
    </style:style>
    <style:style style:name="P19" style:family="paragraph" style:parent-style-name="Heading_20_3">
      <style:paragraph-properties fo:margin-top="0cm" fo:margin-bottom="0.499cm" style:contextual-spacing="false"/>
      <style:text-properties fo:color="#777777" loext:opacity="100%" style:font-name="Georgia" fo:font-size="10.5pt" officeooo:rsid="0018cc07" style:font-size-asian="10.5pt" style:font-size-complex="10.5pt"/>
    </style:style>
    <style:style style:name="P20" style:family="paragraph" style:parent-style-name="Text_20_body">
      <style:text-properties fo:color="#777777" loext:opacity="100%" fo:font-size="10.5pt" fo:font-style="italic" officeooo:rsid="0018cc07" style:font-size-asian="10.5pt" style:font-style-asian="italic" style:font-size-complex="10.5pt" style:font-style-complex="italic"/>
    </style:style>
    <style:style style:name="P21" style:family="paragraph" style:parent-style-name="Text_20_body" style:list-style-name="L1">
      <style:paragraph-properties fo:margin-top="0cm" fo:margin-bottom="0cm" style:contextual-spacing="false"/>
      <style:text-properties fo:color="#777777" loext:opacity="100%" fo:font-size="10.5pt" fo:font-style="italic" officeooo:rsid="0018cc07" style:font-size-asian="10.5pt" style:font-style-asian="italic" style:font-size-complex="10.5pt" style:font-style-complex="italic"/>
    </style:style>
    <style:style style:name="P22" style:family="paragraph" style:parent-style-name="Text_20_body" style:list-style-name="L1">
      <style:text-properties fo:color="#777777" loext:opacity="100%" fo:font-size="10.5pt" fo:font-style="italic" officeooo:rsid="0018cc07" style:font-size-asian="10.5pt" style:font-style-asian="italic" style:font-size-complex="10.5pt" style:font-style-complex="italic"/>
    </style:style>
    <style:style style:name="P23" style:family="paragraph" style:parent-style-name="Text_20_body" style:list-style-name="L2">
      <style:paragraph-properties fo:margin-top="0cm" fo:margin-bottom="0cm" style:contextual-spacing="false"/>
      <style:text-properties fo:color="#777777" loext:opacity="100%" fo:font-size="10.5pt" fo:font-style="italic" officeooo:rsid="0018cc07" style:font-size-asian="10.5pt" style:font-style-asian="italic" style:font-size-complex="10.5pt" style:font-style-complex="italic"/>
    </style:style>
    <style:style style:name="P24" style:family="paragraph" style:parent-style-name="Text_20_body" style:list-style-name="L2">
      <style:text-properties fo:color="#777777" loext:opacity="100%" fo:font-size="10.5pt" fo:font-style="italic" officeooo:rsid="0018cc07" style:font-size-asian="10.5pt" style:font-style-asian="italic" style:font-size-complex="10.5pt" style:font-style-complex="italic"/>
    </style:style>
    <style:style style:name="P25" style:family="paragraph" style:parent-style-name="Text_20_body" style:list-style-name="L3">
      <style:paragraph-properties fo:margin-top="0cm" fo:margin-bottom="0cm" style:contextual-spacing="false"/>
      <style:text-properties fo:color="#777777" loext:opacity="100%" fo:font-size="10.5pt" fo:font-style="italic" officeooo:rsid="0018cc07" style:font-size-asian="10.5pt" style:font-style-asian="italic" style:font-size-complex="10.5pt" style:font-style-complex="italic"/>
    </style:style>
    <style:style style:name="P26" style:family="paragraph" style:parent-style-name="Text_20_body" style:list-style-name="L3">
      <style:text-properties fo:color="#777777" loext:opacity="100%" fo:font-size="10.5pt" fo:font-style="italic" officeooo:rsid="0018cc07" style:font-size-asian="10.5pt" style:font-style-asian="italic" style:font-size-complex="10.5pt" style:font-style-complex="italic"/>
    </style:style>
    <style:style style:name="P27" style:family="paragraph" style:parent-style-name="Text_20_body" style:list-style-name="L4">
      <style:text-properties fo:color="#777777" loext:opacity="100%" fo:font-size="10.5pt" fo:font-style="italic" officeooo:rsid="0018cc07" style:font-size-asian="10.5pt" style:font-style-asian="italic" style:font-size-complex="10.5pt" style:font-style-complex="italic"/>
    </style:style>
    <style:style style:name="P28" style:family="paragraph" style:parent-style-name="Text_20_body" style:list-style-name="L5">
      <style:paragraph-properties fo:margin-top="0cm" fo:margin-bottom="0cm" style:contextual-spacing="false"/>
      <style:text-properties fo:color="#777777" loext:opacity="100%" fo:font-size="10.5pt" fo:font-style="italic" officeooo:rsid="0018cc07" style:font-size-asian="10.5pt" style:font-style-asian="italic" style:font-size-complex="10.5pt" style:font-style-complex="italic"/>
    </style:style>
    <style:style style:name="P29" style:family="paragraph" style:parent-style-name="Text_20_body" style:list-style-name="L5">
      <style:text-properties fo:color="#777777" loext:opacity="100%" fo:font-size="10.5pt" fo:font-style="italic" officeooo:rsid="0018cc07" style:font-size-asian="10.5pt" style:font-style-asian="italic" style:font-size-complex="10.5pt" style:font-style-complex="italic"/>
    </style:style>
    <style:style style:name="P30" style:family="paragraph" style:parent-style-name="Horizontal_20_Line">
      <style:paragraph-properties fo:margin-top="0cm" fo:margin-bottom="0cm" style:contextual-spacing="false"/>
      <style:text-properties fo:color="#777777" loext:opacity="100%" fo:font-size="10.5pt" fo:font-style="italic" officeooo:rsid="0018cc07" style:font-size-asian="10.5pt" style:font-style-asian="italic" style:font-size-complex="10.5pt" style:font-style-complex="italic"/>
    </style:style>
    <style:style style:name="P31" style:family="paragraph" style:parent-style-name="Heading_20_2">
      <style:paragraph-properties fo:margin-top="0cm" fo:margin-bottom="0.499cm" style:contextual-spacing="false"/>
      <style:text-properties fo:color="#777777" loext:opacity="100%" style:font-name="Georgia" fo:font-size="10.5pt" fo:font-style="italic" officeooo:rsid="0018cc07" style:font-size-asian="10.5pt" style:font-style-asian="italic" style:font-size-complex="10.5pt" style:font-style-complex="italic"/>
    </style:style>
    <style:style style:name="P32" style:family="paragraph" style:parent-style-name="Text_20_body" style:list-style-name="L6">
      <style:paragraph-properties fo:margin-top="0cm" fo:margin-bottom="0cm" style:contextual-spacing="false"/>
      <style:text-properties fo:color="#777777" loext:opacity="100%" fo:font-size="10.5pt" fo:font-style="italic" officeooo:rsid="0018cc07" style:font-size-asian="10.5pt" style:font-style-asian="italic" style:font-size-complex="10.5pt" style:font-style-complex="italic"/>
    </style:style>
    <style:style style:name="P33" style:family="paragraph" style:parent-style-name="Text_20_body" style:list-style-name="L6">
      <style:text-properties fo:color="#777777" loext:opacity="100%" fo:font-size="10.5pt" fo:font-style="italic" officeooo:rsid="0018cc07" style:font-size-asian="10.5pt" style:font-style-asian="italic" style:font-size-complex="10.5pt" style:font-style-complex="italic"/>
    </style:style>
    <style:style style:name="T1" style:family="text">
      <style:text-properties style:font-name="Georgia" fo:font-size="12pt" style:font-name-asian="Georgia2" style:font-size-asian="12pt" style:font-name-complex="Georgia2" style:font-size-complex="12pt"/>
    </style:style>
    <style:style style:name="T2" style:family="text">
      <style:text-properties fo:color="#2c3e70" loext:opacity="100%" style:font-name="Georgia" fo:font-size="14pt" fo:font-weight="bold" style:font-name-asian="Georgia2" style:font-size-asian="14pt" style:font-weight-asian="bold" style:font-name-complex="Georgia2" style:font-size-complex="14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O DETALHADO</text:p>
      <text:p text:style-name="P2">A NOITE ESCURA DA ALMA</text:p>
      <text:p text:style-name="P3">De São João da Cruz</text:p>
      <text:p text:style-name="P4">Tradução de David Lewis, com correções de Frei Bento Zimmermann, O.C.D.</text:p>
      <text:h text:style-name="P5" text:outline-level="1">I. O Poema: Origem e Estrutura da Obra</text:h>
      <text:p text:style-name="P6">'A Noite Escura da Alma' de São João da Cruz não é, em seu ponto de partida, um tratado sistemático de teologia mística. É, antes de tudo, um poema — e um poema de excepcional beleza e profundidade. As oito estrofes que o compõem foram aparentemente escritas durante ou logo após um dos períodos mais dramáticos da vida de seu autor: o cativeiro de Toledo, entre 1577 e 1578, quando São João foi preso por seus próprios irmãos de hábito, que se opunham com violência à reforma carmelita que ele e Santa Teresa de Ávila conduziam.</text:p>
      <text:p text:style-name="P6">Durante esse confinamento solitário — em uma cela minúscula, mal alimentado, submetido a flagelações periódicas —, São João paradoxalmente viveu uma das experiências místicas mais intensas de sua vida. O poema que compôs nessa época, ou logo após sua fuga milagrosa pelo teto do convento, é o testemunho vivo dessa experiência: o canto de uma alma que, guiada apenas pelo amor, parte na escuridão mais absoluta em busca do seu Amado Divino e o encontra em uma união de indescritível beleza.</text:p>
      <text:p text:style-name="P6">O poema contém oito estrofes, mas São João, no tratado que aqui resumimos, comentou em detalhe apenas as duas primeiras e a terceira de modo muito breve. O restante das estrofes, que descrevem o encontro e a union com o Amado, são comentados no 'Cântico Espiritual', outra de suas grandes obras. São João explica que a razão pela qual se detém mais demoradamente nas primeiras estrofes é que elas tratam do terreno mais perigoso e menos explorado: a purificação. As estrofes posteriores, que descrevem a union, expressam algo que transcende qualquer possibilidade de análise discursiva adequada.</text:p>
      <text:p text:style-name="P7"><text:soft-page-break/><text:span text:style-name="T1">As primeiras estrofes do poema, que servem de texto base para o presente tratado, são:</text:span></text:p>
      <text:p text:style-name="P8">Em uma noite escura, / Com ânsias amorosas inflamada, / Oh, ditosa ventura! / Saí sem ser notada, / Estando já minha casa sossegada.</text:p>
      <text:p text:style-name="P8">Na escuridão, com segurança, / Pela escada secreta, disfarçada, / Oh, ditosa ventura! / Na escuridão e de oculta maneira, / Estando já minha casa sossegada.</text:p>
      <text:p text:style-name="P8">Nessa venturosa noite, / Em segredo, sem que ninguém me visse, / Nem eu enxergasse nada, / Sem outra luz e guia / Senão a que no coração ardia.</text:p>
      <text:p text:style-name="P6">Cada palavra desse poema condensado é carregada de significado teológico e experiencial. A 'noite escura' é ao mesmo tempo a privação das consolações sensíveis e espirituais e o próprio modo de ação de Deus na alma; as 'ânsias amorosas' são o desejo ardente e sofrido de Deus que impulsiona a alma pelo caminho; a 'ditosa ventura' é o reconhecimento retrospectivo de que a noite, embora dolorosa, foi o maior bem recebido; 'saí sem ser notada' indica a libertação imperceptível dos apegos e dos inimigos espirituais; 'a casa sossegada' é a pacificação das faculdades e dos desejos que tornaram possível a partida.</text:p>
      <text:p text:style-name="P9">* * *</text:p>
      <text:h text:style-name="P5" text:outline-level="1">II. Contexto Histórico, Teológico e Propósito da Obra</text:h>
      <text:p text:style-name="P6">São João da Cruz (1542–1591), cujo nome de batismo era Juan de Yepes Álvarez, nasceu em Fontiveros, Castela, em família humilde. Após entrar para a Ordem Carmelita, encontrou-se com Santa Teresa de Ávila, que o convenceu a participar da reforma que ela havia iniciado — a fundação dos Carmelitas Descalços. A resistência que essa reforma encontrou dentro da própria Ordem foi intensa, culminando na prisão de São João em Toledo entre dezembro de 1577 e agosto de 1578, quando finalmente escapou por uma janela improvisada, descendo pelas paredes com tiras de roupa.</text:p>
      <text:p text:style-name="P6">Esse episódio biográfico extremo fornece a moldura existencial que ilumina o tratado. São João escreve não como um teórico que especula sobre sofrimentos que nunca viveu, mas como uma testemunha que atravessou as trevas e pode descrever o caminho a partir de dentro. Essa autenticidade experiencial confere à obra uma força e uma precisão que nenhuma especulação abstrata poderia igualar.</text:p>
      <text:p text:style-name="P7"><text:span text:style-name="T1">Do ponto de vista teológico, 'A Noite Escura' faz parte de um conjunto articulado de escritos que se complementam mutuamente. 'A Subida do Monte Carmelo' trata da purgação ativa — aquilo que a alma pode fazer por seus próprios esforços, com a graça de Deus, para mortificar os sentidos e as faculdades. 'A Noite Escura' trata da purgação </text:span><text:soft-page-break/><text:span text:style-name="T1">passiva — aquilo que Deus faz na alma quando a iniciativa humana já não basta. 'O Cântico Espiritual' e 'A Chama Viva de Amor' descrevem a union e seus frutos. Juntos, os quatro textos constituem a mais sistemática e aprofundada exposição do caminho místico cristão que se conhece na literatura espiritual ocidental.</text:span></text:p>
      <text:p text:style-name="P6">A base filosófica e teológica que sustenta todo o edifício é a de São Tomás de Aquino. São João usa as categorias da psicologia escolástica — sentidos exteriores e interiores, faculdades da alma (entendimento, vontade, memória), as paixões, os hábitos, as virtudes — para analisar com rigor científico as operações da alma ao longo do caminho espiritual. Isso distingue São João de outros místicos que se contentam com descrições impressionistas: ele é, ao mesmo tempo, poeta, experiencialista e teólogo sistemático.</text:p>
      <text:p text:style-name="P6">O propósito principal da obra, conforme explicado na introdução de Frei Bento Zimmermann, é duplo. Por um lado, instruir os diretores espirituais — que são os guias das almas —, para que possam reconhecer os sinais das diferentes fases do caminho e acompanhar seus discípulos com inteligência e discernimento. Por outro, consolar e iluminar as próprias almas que se encontram na Noite Escura, para que não se percam nem se desanimem, compreendendo que as trevas que experimentam não são sinal de abandono mas de eleição divina.</text:p>
      <text:p text:style-name="P6">Zimmermann sublinha que o número de almas chamadas à vida contemplativa em sentido amplo é muito maior do que comumente se supõe, e que não se restringe às ordens religiosas. O Espírito sopra onde quer — e pode conduzir almas de qualquer estado de vida ao caminho da contemplação. Muitas dessas almas, porém, recuam no início da Noite dos Sentidos, por falta de compreensão e de orientação. A obra de São João pretende ser o mapa que permite a essas almas — e a seus guias — reconhecer o caminho e não desistir.</text:p>
      <text:p text:style-name="P9">* * *</text:p>
      <text:h text:style-name="P5" text:outline-level="1">III. Livro I — A Noite Escura dos Sentidos</text:h>
      <text:h text:style-name="P10" text:outline-level="2">O Estado dos Principiantes e Suas Imperfeições</text:h>
      <text:p text:style-name="P6">São João abre o tratado descrevendo com minúcia o estado das almas que se encontram no início do caminho espiritual — os 'principiantes'. Esta fase inicial é caracterizada por uma alternância de fervor e consolação que Deus concede generosamente ao começo, como uma mãe que amamenta seu bebê com leite doce. A alma experimenta o prazer e a satisfação nas práticas espirituais — orações, meditações, sacramentos, penitências — com uma espontaneidade e uma vivacidade que faz toda a vida parecer transfigurada.</text:p>
      <text:p text:style-name="P7"><text:soft-page-break/><text:span text:style-name="T1">Mas São João é implacável em sua análise: esse fervor inicial, por mais belo e necessário que seja, está contaminado por imperfeições profundas que impedem o verdadeiro crescimento espiritual. A alma, nessa fase, ainda confunde a 'doçura sentida' com a verdadeira devoção e virtude. Ama as consolações de Deus mais do que ama o próprio Deus. Pratica as virtudes enquanto lhe são agradáveis, mas abandona-as quando se tornam áridas e exigentes. É uma criança espiritual que ainda precisa de muito crescimento.</text:span></text:p>
      <text:p text:style-name="P6">Para mapear essas imperfeições com precisão, São João utiliza o esquema dos sete pecados capitais, transposto para o domínio espiritual. Não se trata de pecados propriamente ditos — que implicariam malícia deliberada —, mas de 'imperfeições espirituais', ou seja, formas desordenadas de buscar a Deus que, embora não sejam moralmente culpáveis, bloqueiam o crescimento da alma e precisam ser purificadas. Esse mapeamento é extraordinariamente agudo e reconhecível para qualquer pessoa que tenha vivido algum período de fervor espiritual seguido de aridez.</text:p>
      <text:h text:style-name="P11" text:outline-level="3">1. Soberba Espiritual: O Perigo do Autoencorajamento</text:h>
      <text:p text:style-name="P6">A soberba espiritual é a primeira e talvez a mais insidiosa das imperfeições, justamente porque é a mais difícil de reconhecer. O principiante que experimenta consolações e progresso espiritual naturalmente tende a atribuir esse progresso a si mesmo — a sua fidelidade, sua generosidade, seus esforços. Desenvolve uma secreta convicção de superioridade espiritual em relação aos outros, que pode nunca ser expressa explicitamente mas que orienta todo seu comportamento.</text:p>
      <text:p text:style-name="P6">São João descreve com precisão clínica os sintomas: esses principiantes gostam de falar de coisas espirituais, mais para mostrar o que sabem do que para construir os outros; ficam ressentidos quando seus diretores espirituais não os admiram ou não reconhecem sua profundidade; mudam de diretor quando este não os trata como eles acham que merecem; às vezes chegam a esconder de seus confessores os pecados que lhes parecem mais envergonhadores, para que a imagem de santidade que construíram não seja comprometida.</text:p>
      <text:p text:style-name="P6">Paradoxalmente, a soberba espiritual pode coexistir com um autoflagelo intenso: quando o principiante vê suas próprias fraquezas, pode afligir-se excessivamente com elas — não pela ofensa feita a Deus, mas pela ferida feita à sua própria autoestima espiritual. Esse 'luto pela perda da santidade imaginada' é ainda uma forma sutil de amor-próprio. O humilde genuíno, afirma São João, recebe a notícia de seus pecados com serenidade, sabendo que eles revelam o que ele realmente é; o soberbo recebe com comoção desproporcionada, porque via uma imagem de si mesmo que agora se dissolve.</text:p>
      <text:p text:style-name="P7"><text:soft-page-break/><text:span text:style-name="T1">A cura da soberba espiritual é precisamente a Noite Escura: quando a alma é mergulhada nas trevas e privada de todas as consolações, quando se vê sem nenhuma capacidade de produzir atos espirituais gratificantes, a soberba perde toda a sua base de sustentação. A alma que genuinamente não consegue sentir nada, não consegue produzir nada espiritualmente 'admirável', aprende a humildade real — não a humildade performática do principiante que se chama de pecador enquanto secretamente se julga virtuoso.</text:span></text:p>
      <text:h text:style-name="P11" text:outline-level="3">2. Avareza Espiritual: O Acúmulo como Substituto do Crescimento</text:h>
      <text:p text:style-name="P6">A avareza espiritual é uma imperfeição intimamente ligada à gula espiritual — ambas consistem em buscar nas coisas espirituais uma satisfação sensível que não deveria ser buscada. No caso da avareza, a alma acumula meios e instrumentos de devoção — imagens, relíquias, livros, métodos de oração, práticas ascéticas — com um apetite que nunca é saciado. Há sempre um novo livro mais profundo, um novo método mais eficaz, um novo diretor mais experiente a buscar.</text:p>
      <text:p text:style-name="P6">São João observa que essas almas frequentemente ficam descontentes se os objetos de sua devoção não são 'suficientemente belos' — querendo que as imagens sagradas sejam de certo tamanho, de certa qualidade, ornadas de certa forma. Esse cuidado externo contrasta com o abandono interno: enquanto se preocupam com as vestimentas das imagens, negligenciam a nudez interior de suas próprias almas. Há uma inversão fundamental de prioridades: o meio se transforma em fim, a ferramenta se torna ídolo.</text:p>
      <text:p text:style-name="P6">O remédio não é o desprezo das coisas sagradas, mas o desapego: usar os meios sem a eles se apegar, receber as consolações sem delas se fazer dependente, avançar no caminho espiritual com um coração livre de qualquer apoio que não seja o próprio Deus. A Noite Escura realiza essa libertação de modo radical: quando a alma não sente nenhuma consolação em nenhuma prática ou objeto, o apego a eles naturalmente definha.</text:p>
      <text:h text:style-name="P11" text:outline-level="3">3. Luxúria Espiritual: A Confusão entre Espírito e Carne</text:h>
      <text:p text:style-name="P6">A luxúria espiritual é a imperfeição mais delicada de descrever, e São João o faz com grande cuidado para evitar mal-entendidos. Não se trata de pecados voluntários de impureza — São João é explícito nisso. Trata-se de movimentos involuntários da sensualidade que surgem precisamente durante as práticas espirituais mais intensas e podem perturbar profundamente a alma que não compreende sua origem e natureza.</text:p>
      <text:p text:style-name="P7"><text:span text:style-name="T1">A causa primária desses movimentos está na estrutura unitária do ser humano: o homem não é puro espírito, mas uma unidade de espírito e matéria, e quando o espírito é fortemente movido — como acontece em estados de oração intensa —, o corpo e a sensualidade também são afetados, embora de forma diferente e frequentemente </text:span><text:soft-page-break/><text:span text:style-name="T1">desordenada. O ser humano, como diz São João citando Aristóteles, é um ser onde 'tudo que é recebido é recebido segundo a condição do recipiente'. A parte sensual, recebendo a intensidade do espírito, reage segundo sua própria natureza — que ainda não foi purificada.</text:span></text:p>
      <text:p text:style-name="P6">A segunda causa é a ação do demônio, que aproveita os momentos de oração para lançar na imaginação as mais perturbadoras imagens possíveis, com o objetivo específico de fazer a alma abandonar a oração por nojo ou por medo. Algumas almas, de fato, chegam a abandonar a oração pela crença de que os pensamentos impuros são piores durante ela do que em outros momentos. São João confirma que isso é verdadeiro — mas a conclusão a tirar não é abandonar a oração, e sim perseverar, pois o demônio ataca mais precisamente porque sabe o quanto a oração pode fazer.</text:p>
      <text:p text:style-name="P6">A terceira causa é o próprio medo dos pensamentos impuros: o medo constante de tê-los, paradoxalmente, os provoca. Basta recordar a possibilidade de um pensamento perturbador para que ele apareça. São João trata esse mecanismo com surpreendente modernidade: o que hoje chamaríamos de 'pensamentos obsessivos intrusivos' é reconhecido por ele como uma fonte de sofrimento que não implica culpa moral, pois não é voluntário. A cura não é a luta direta e angustiada, mas a distância e a tranquilidade.</text:p>
      <text:p text:style-name="P6">São João acrescenta uma nota sobre as amizades espirituais que merecem atenção especial. É possível que duas pessoas se juntem para se apoiar na jornada espiritual, numa amizade que pareça santa mas que, na verdade, esteja alimentada por um apego que tem raízes na sensualidade. O critério de discernimento é claro e preciso: se a amizade faz crescer o amor a Deus, é genuinamente espiritual; se o faz diminuir, e se o pensamento do outro traz não fervor mas inquietude e esquecimento de Deus, então tem raízes na sensualidade. 'O que nasce da carne é carne, e o que nasce do espírito é espírito', afirma São João citando o Evangelho de João — o amor espiritual termina sempre em Deus; o amor carnal termina sempre em si mesmo.</text:p>
      <text:h text:style-name="P11" text:outline-level="3">4. Ira Espiritual: A Impaciência com o Ritmo de Deus</text:h>
      <text:p text:style-name="P6">A ira espiritual se manifesta de maneiras sutis e muitas vezes não reconhecidas como tal. A primeira manifestação é o mau humor que segue ao período de consolações: quando as consolações cessam — como inevitavelmente acontece —, a alma reage como uma criança a quem foram tirado o brinquedo favorito, ficando irascível, enfadonha para os outros, impaciente com tudo.</text:p>
      <text:p text:style-name="P7"><text:span text:style-name="T1">São João descreve com precisão essa reação: esses principiantes tornam-se um fardo para si mesmos e para os que os rodeiam. Trifles os irritam. Perdem a serenidade com facilidade. E porque ainda não compreenderam que as consolações não são a substância </text:span><text:soft-page-break/><text:span text:style-name="T1">da vida espiritual mas apenas um meio inicial de crescimento, a cessação das consolações lhes parece uma catástrofe.</text:span></text:p>
      <text:p text:style-name="P6">A segunda manifestação é a ira 'moral' direcionada aos outros: esses principiantes, fervorosos na sua virtude, tornam-se guardiões implacáveis da moralidade alheia. Vigiam os outros, censuram seus defeitos, às vezes publicamente e com mais calor do que caridade. São João é cuidadoso aqui: não é que o zelo pela virtude seja errado — mas que este zelo, quando nasce de um estado interior de ira e não de amor, produz mais mal do que bem, pois humilha sem construir.</text:p>
      <text:p text:style-name="P6">A terceira manifestação é a ira consigo mesmo: ao ver as próprias imperfeições, esses principiantes ficam transtornados de impaciência, como se quisessem ser santos em um único dia. Fazem grandes resoluções, as quebram, ficam irados com si mesmos por tê-las quebrado, fazem novas resoluções ainda mais grandes — e entram em um ciclo vicioso de presunção, queda e autoflagelação que nada tem de humildade cristã. A verdadeira humildade, diz São João, aceitaria as imperfeições com serenidade, confiando no tempo de Deus, que tem seus próprios ritmos e que sabe quando e como purificar cada alma.</text:p>
      <text:h text:style-name="P11" text:outline-level="3">5. Gula Espiritual: A Busca Viciosa do Prazer Religioso</text:h>
      <text:p text:style-name="P6">A gula espiritual é talvez a mais extensa e a mais importante das imperfeições descritas por São João, porque é a mais comum e a que mais diretamente prepara o terreno para a necessidade da Noite Escura. Ela consiste em buscar, nas práticas espirituais, a doçura e o prazer sensível que elas podem proporcionar, como fim em si mesmo, ao invés de buscar a Deus através e além dessas práticas.</text:p>
      <text:p text:style-name="P6">São João descreve os glutões espirituais com vívidos detalhes que qualquer leitor reconhecerá em si mesmo ou em outros: aqueles que submetem o corpo a penitências excessivas sem autorização do diretor, motivados pelo prazer espiritual que sentem nelas, e que depois adoecem; aqueles que nunca se contentam com um método de oração, passando de um a outro em busca de novas emoções; aqueles que insistem em comungar com uma frequência que o confessor considera excessiva, motivados não pelo amor a Deus mas pela doçura que a comunhão lhes proporciona.</text:p>
      <text:p text:style-name="P7"><text:span text:style-name="T1">Há um detalhe especialmente revelador: esses glutões espirituais, quando o confessor não lhes concede o que desejam — seja frequência de comunhões, seja permissão para práticas que eles querem realizar —, ficam deprimidos como crianças contrariadas. São João usa explicitamente a comparação: são como crianças que não se guiam pela razão mas pelo apetite, e que choram quando lhes é negado o que desejam. O próprio ato de obediência ao diretor espiritual — que é um sacrifício da vontade própria, portanto muito mais valioso do que qualquer prática que façam por livre escolha —, é algo que não </text:span><text:soft-page-break/><text:span text:style-name="T1">conseguem apreciar.</text:span></text:p>
      <text:p text:style-name="P6">Há uma ironia profunda aqui: o glutão espiritual, ao buscar as consolações sensíveis com tanta avidez, acaba por tornar impossível o crescimento espiritual que genuinamente deseja. As consolações sensíveis são como as rodinhas de uma bicicleta infantil — úteis no começo, mas que devem ser retiradas para que o ciclista possa aprender a equilíbrio real. Se as mantém indefinidamente, nunca aprende a pedalar de verdade. E Deus, justamente porque ama a alma e deseja seu crescimento, chegará um momento em que retirará essas rodinhas — o que é exatamente a Noite Escura dos Sentidos.</text:p>
      <text:p text:style-name="P6">São João observa também que os glutões espirituais confundem o sensível com o espiritual de modo persistente: julgam que quando não sentem nada na oração, não fizeram nada de útil. Ignoram que os frutos mais preciosos da oração são precisamente os invisíveis — a purificação imperceptível da vontade, o crescimento silencioso da fé, a progressiva conformação ao querer de Deus. Deus frequentemente retira as consolações sensíveis precisamente para que a alma aprenda a fixar os olhos da fé nele, e não nas experiências subjetivas que pode ou não proporcionar.</text:p>
      <text:h text:style-name="P11" text:outline-level="3">6. Inveja e Preguiça Espiritual: Os Últimos Filhos do Amor-próprio</text:h>
      <text:p text:style-name="P6">A inveja espiritual se manifesta de modo quase inevitável entre os principiantes fervorosos: quando veem outros avançando mais rapidamente no caminho espiritual, quando ouvem outros serem elogiados por suas virtudes ou dons, sentem um desconforto interior que vai do simples desagrado à tristeza ativa e ao desejo de que o outro não fosse tão avançado. São João distingue essa inveja viciosa da 'inveja santa' — o desejo virtuoso de crescer nas virtudes que admiramos nos outros, sentindo-nos felizes pelo bem que eles têm.</text:p>
      <text:p text:style-name="P6">A raiz da inveja espiritual é o amor-próprio: a alma ainda está centrada em si mesma, e a excelência dos outros ameaça sua posição relativa. Enquanto o amor de Deus for menor do que o amor-próprio, a excelência alheia será vivida como ameaça ao invés de ser recebida como alegria. Somente quando o amor a Deus se tornar genuinamente maior do que o amor a si mesmo é que o bem dos outros se tornará fonte de alegria desinteressada.</text:p>
      <text:p text:style-name="P7"><text:span text:style-name="T1">A preguiça espiritual, por sua vez, manifesta-se como uma aversão ao caminho das exigências mais árduas da vida espiritual. Quando as práticas religiosas são doces e agradáveis, o preguiçoso espiritual as abraça; quando se tornam áridas, exigentes, quando requerem perseverança sem recompensa imediata, ele foge. No fundo, o preguiçoso espiritual quer que a vontade de Deus coincida com a sua própria: quer servir a Deus quando lhe é agradável, e poupar-se quando não é. São João cita o Evangelho: </text:span><text:soft-page-break/><text:span text:style-name="T1">'Quem quiser salvar a sua vida, perdê-la-á' — o caminho espiritual exige exatamente a renúncia a essa tendência de autopreservação confortável.</text:span></text:p>
      <text:p text:style-name="P9">* * *</text:p>
      <text:h text:style-name="P10" text:outline-level="2">A Noite Escura dos Sentidos: Natureza e Sinais</text:h>
      <text:p text:style-name="P6">Após o panorama das imperfeições dos principiantes, São João explica o mecanismo pelo qual Deus intervém para purificar a alma e conduzi-la a um nível mais alto de amor. Esse mecanismo é a Noite Escura dos Sentidos — a primeira das duas noites purificadoras descritas no tratado.</text:p>
      <text:p text:style-name="P6">Deus, movido por amor pela alma e pelo desejo de elevá-la, retira progressivamente as consolações sensíveis que até então a sustentavam. A oração torna-se árida: a alma chega ao momento de meditação e não encontra em si a capacidade de produzir os pensamentos, afetos e imagens que antes vinham tão facilmente. As práticas espirituais que antes eram fontes de satisfação tornam-se neutras ou mesmo desagradáveis. A leitura espiritual já não produz o fervor de antes. Os sacramentos são recebidos sem o calor e a devoção sentida de outrora.</text:p>
      <text:p text:style-name="P6">À primeira vista, isso parece um retrocesso: a alma se interroga se não está regredindo, se cometeu algum pecado que a afastou de Deus, se está abandonando o caminho. São João consagra um dos mais importantes capítulos do tratado a ensinar o diretor espiritual — e a própria alma — a distinguir essa aridez divina de outras formas de aridez que têm causas diferentes e requerem respostas diferentes.</text:p>
      <text:h text:style-name="P11" text:outline-level="3">Os Três Sinais Diagnósticos da Noite dos Sentidos</text:h>
      <text:p text:style-name="P6">O primeiro sinal é duplo: a alma não encontra consolo nem nas coisas espirituais nem nas coisas criadas. Quando a aridez é simplesmente fruto de tepidez, de pecado ou de melancolia, a alma ainda é capaz de encontrar satisfação nas realidades mundanas e humanas. Mas quando Deus está operando a Noite dos Sentidos, toda a capacidade de satisfação sensível — espiritual e mundana — é como que drenada. A alma fica vazia de tudo, numa solidão interior total. Esse é um sinal claro de que a privação não é acidental mas operada por Deus.</text:p>
      <text:p text:style-name="P7"><text:span text:style-name="T1">O segundo sinal é a memória e a preocupação constante com Deus, mesmo em meio à aridez. A alma que sofre a Noite dos Sentidos, ao contrário da alma tíbia, não está indiferente a Deus: está sofrida por sua ausência, preocupada em não o desagradar, ansiosa em encontrá-lo. Quando se teme ter-se perdido, é sinal de que ainda se deseja o bem que se teme ter perdido. O amor permanece — apenas mudou de forma, passando da forma sensível para uma forma mais profunda e espiritual.</text:span></text:p>
      <text:p text:style-name="P6"><text:soft-page-break/>O terceiro sinal é a incapacidade de meditar e de produzir reflexões discursivas sobre os mistérios sagrados, como antes o fazia com facilidade. A alma experimenta um bloqueio das faculdades imaginativas e discursivas que a impede de retornar aos seus métodos anteriores de oração. São João explica a causa teológica desse bloqueio: Deus está mudando o modo de comunicação com a alma. Antes, comunicava-se através dos sentidos e da imaginação, pelo canal da meditação discursiva. Agora, está passando a comunicar-se diretamente ao espírito, pelo canal da contemplação infusa — simples, silenciosa, sem imagens. A alma não percebe esse novo canal porque está habituada ao antigo, e o novo parece-lhe vazio e inútil.</text:p>
      <text:p text:style-name="P6">São João acrescenta uma advertência importante: se os três sinais estão presentes simultaneamente e de modo persistente (e não apenas ocasional, como acontece quando a causa é física ou psíquica), então é quase certo que se trata da Noite Escura. Se apenas um ou dois sinais estão presentes, pode tratar-se de outra coisa — tepidez, doença, ou simplesmente a variabilidade normal da experiência espiritual. O discernimento cuidadoso é essencial.</text:p>
      <text:h text:style-name="P10" text:outline-level="2">Como Agir Durante a Noite dos Sentidos</text:h>
      <text:p text:style-name="P6">A pergunta prática mais urgente para as almas que se encontram nessa situação é: 'O que devo fazer?' E a resposta de São João é surpreendente pela sua aparente simplicidade: não fazer nada. Ou, com mais precisão, deixar de fazer o que se estava fazendo — a meditação discursiva forçada — e aprender a estar em repouso diante de Deus com uma atenção suave e amorosa.</text:p>
      <text:p text:style-name="P6">São João descreve esse estado de repouso com imagens belíssimas. É como o ar: quando se tenta agarrá-lo, escapa; só pode ser respirado em abertura e quietude. É como a tinta fresca num quadro: se o modelo se mexe, a pintura fica comprometida; é necessário permanecer quieto para que o pintor — que é Deus — possa fazer sua obra. É como a gestação: a criança que cresce no ventre materno cresce em silêncio, sem que a mãe precise fazer nada além de deixar o processo acontecer.</text:p>
      <text:p text:style-name="P7"><text:span text:style-name="T1">O maior obstáculo que as almas colocam à ação de Deus nessa fase é a própria atividade. Acreditando que devem 'fazer algo' para remediar a situação, voltam compulsivamente à meditação discursiva, forçando o entendimento a produzir reflexões que não chegam mais. Esse esforço não apenas é vão — não produz nada de espiritual — mas também perturba a paz e o silêncio nos quais Deus está trabalhando. É como quem, recebendo uma mensagem em voz baixa, começa a gritar respostas, tornando impossível ouvir o que lhe está sendo dito.</text:span></text:p>
      <text:p text:style-name="P6">São João fornece uma orientação prática para os momentos de oração nessa fase: se a <text:soft-page-break/>alma sente que pode meditar com algum proveito e facilidade, que o faça; mas que não se esforce nem se violente. Que reste em paz e disponibilidade. Se a meditação não chega, que permaneça quieta, com uma atenção amorosa e geral voltada para Deus, sem querer entender nem sentir nada em particular. Com o tempo, esse modo de estar diante de Deus em silêncio e amor se tornará mais natural e mais profundo.</text:p>
      <text:p text:style-name="P6">O papel do diretor espiritual nessa fase é crucial. São João adverte que muitas almas se perdem nessa transição porque seus diretores as obrigam a voltar à meditação discursiva, sem compreender que Deus está conduzindo a alma para além desse modo. Um bom diretor reconhecerá os três sinais da Noite, encorajará a alma a perseverar com paciência, e impedirá que ela se torture inutilmente tentando retornar ao que ficou para trás.</text:p>
      <text:h text:style-name="P10" text:outline-level="2">Os Benefícios da Noite dos Sentidos</text:h>
      <text:p text:style-name="P6">A Noite dos Sentidos, apesar de todo o sofrimento que causa, produz frutos extraordinários que São João enumera com entusiasmo. O primeiro e mais fundamental é a cura das sete imperfeições que mapeou anteriormente. A soberba se dissolve porque a alma, que se orgulhava de sua vida espiritual intensa e de suas consolações, se vê agora completamente vazia, incapaz de produzir nada espiritual por si mesma. A humildade genuína começa a crescer.</text:p>
      <text:p text:style-name="P6">A avareza espiritual é corrigida de modo semelhante: quando as práticas e os objetos de devoção já não produzem satisfação, o impulso de acumulá-los perde seu fundamento. A luxúria espiritual vai sendo purificada à medida que as fontes sensíveis do prazer espiritual vão secando. A ira espiritual, cujas raízes estavam na frustração do apetite de consolações, vai sendo transformada em mansidão. A gula espiritual é curada pela sobriedade radical imposta pela aridez. A inveja vai sendo substituída por uma solidariedade nascida do sofrimento comum. A preguiça é transformada em heroica perseverança sem recompensa.</text:p>
      <text:p text:style-name="P6">Além da cura das imperfeições, São João identifica quatro benefícios positivos específicos que a Noite produz. O primeiro é a paz espiritual profunda: quando os desejos deixam de agitar a alma, quando a concupiscência é mortificada, quando os apegos perdem sua força, o resultado é uma tranquilidade interior que não é passividade mas plenitude. Não é a paz de quem não quer nada, mas a paz de quem deseja apenas Deus e aprende a esperar Seus ritmos com serenidade.</text:p>
      <text:p text:style-name="P7"><text:span text:style-name="T1">O segundo benefício é uma lembrança constante e amorosa de Deus. Paradoxalmente, a alma que antes estava preenchida de consolações sensíveis pensava menos em Deus do que a alma árida que está aprendendo a amar sem recompensa. A necessidade de Deus, sentida agora como ausência dolorosa, gera uma atenção constante para Ele, uma </text:span><text:soft-page-break/><text:span text:style-name="T1">orientação interior que não precisa de estímulos emocionais para se manter.</text:span></text:p>
      <text:p text:style-name="P6">O terceiro benefício é a pureza e limpeza da alma. À medida que os desejos desordenados são mortificados e as imperfeições purificadas, a alma vai tornando-se mais transparente, mais simples, mais capaz de receber a luz divina. Como um espelho que, limpo, reflete melhor a luz, assim a alma purgada reflete melhor a presença de Deus.</text:p>
      <text:p text:style-name="P6">O quarto benefício é o exercício simultâneo e puro de todas as virtudes: paciência, fortaleza, fé, esperança e caridade. E todas elas em sua forma mais pura, porque não são motivadas pelo prazer que proporcionam mas apenas pelo amor a Deus. Praticar a virtude quando ela traz consolação é relativamente fácil. Praticá-la em meio à aridez e ao sofrimento é amor verdadeiro.</text:p>
      <text:p text:style-name="P6">São João fecha o Livro I com uma observação que anticipa o que virá no Livro II: a Noite dos Sentidos é apenas a porta de entrada para uma purificação muito mais radical. Ela purifica a parte sensual da alma, mas deixa intacta a parte espiritual, que ainda carrega suas próprias imperfeições — mais profundas e mais difíceis de extirpar. Para quem está destinado à union perfeita com Deus, uma segunda e muito mais terrível Noite aguarda.</text:p>
      <text:p text:style-name="P9">* * *</text:p>
      <text:h text:style-name="P5" text:outline-level="1">IV. Livro II — A Noite Escura do Espírito</text:h>
      <text:h text:style-name="P10" text:outline-level="2">A Transição: O Estado dos Proficientes</text:h>
      <text:p text:style-name="P6">Após a Noite dos Sentidos, a alma entra no que São João chama de 'estado dos proficientes' — um período de relativa serenidade e fecundidade espiritual. Libertada dos apegos sensíveis e das grosseiras imperfeições do início do caminho, a alma experimenta uma liberdade e uma leveza novas. A contemplação vem mais facilmente e mais plenamente. As virtudes são praticadas com maior consistência. A vida espiritual parece ter atingido uma estabilidade que promete maturidade crescente.</text:p>
      <text:p text:style-name="P7"><text:span text:style-name="T1">Mas São João é cuidadoso em não deixar que essa aparência de maturidade seja confundida com chegada. O estado dos proficientes é um estado de transição, não de perfeição. A parte espiritual da alma — o entendimento, a vontade e a memória em suas operações mais elevadas — ainda está contaminada por imperfeições profundas, que não foram tocadas pela Noite dos Sentidos. Essas imperfeições são mais sutis, mais enraizadas, mais difíceis de perceber e de extirpar — e somente a ação direta de Deus pode eliminá-las.</text:span></text:p>
      <text:p text:style-name="P6">Nesse estado dos proficientes, a abundância de luz espiritual que flui para a alma muitas <text:soft-page-break/>vezes transborda para a parte sensual de modo desordenado, gerando êxtases, arrebatamentos, visões, e outras manifestações extraordinárias que, embora possam ter origem legítima, também podem prejudicar a saúde física e criar novas formas de apego. São João não desvaloriza essas experiências, mas alerta que elas não são o objetivo: o objetivo é sempre a union pura de vontades com Deus, que pode acontecer sem nenhuma dessas manifestações extraordinárias.</text:p>
      <text:p text:style-name="P6">Com o tempo, Deus começa a enviar presságios da Noite que se aproxima: aridez mais intensa do que antes, trevas que não tinham precedente, tribulações de natureza diferente das que a Noite dos Sentidos produzia. São como relampejos antes da tempestade — breves, intensos, desconcertantes. Eles têm o propósito de dispor e fortalecer a alma para o que virá, e de revelar-lhe que a purificação ainda não está completa. Então, quando Deus julga que chegou o momento — que a alma está suficientemente fortalecida para suportar sem desesperar —, lança-a na segunda Noite, a Noite do Espírito.</text:p>
      <text:h text:style-name="P10" text:outline-level="2">A Natureza e as Causas da Noite do Espírito</text:h>
      <text:p text:style-name="P6">A Noite do Espírito é, segundo São João, incomparavelmente mais terrível do que a Noite dos Sentidos. Enquanto a primeira purificava a parte exterior e sensual da alma, esta segunda penetra até as raízes mais profundas do ser: o entendimento, a vontade, a memória em seus modos mais íntimos de operar. É uma intervenção de Deus no núcleo da pessoa, que deixa nada intocado.</text:p>
      <text:p text:style-name="P6">São João define a Noite do Espírito como 'uma certa influxão de Deus na alma que a purifica de suas ignorâncias e imperfeições habituais, naturais e espirituais'. Esta definição é importante: não é apenas a ausência de consolações, mas uma presença ativa de Deus que opera com intensidade. A Noite não é vazia — está cheia de Deus. Mas Deus, em sua grandeza infinita, é noite para o entendimento humano limitado.</text:p>
      <text:p text:style-name="P6">São João explica em detalhes o paradoxo central de toda a Noite do Espírito: quanto mais clara e mais pura a luz divina que incide sobre a alma, mais escura ela parece para o entendimento. Usa a analogia do sol e da coruja: a coruja vê perfeitamente na escuridão, mas fica cega diante da luz do dia. O entendimento humano, acostumado a operar com objetos sensíveis e com conceitos abstraídos da experiência sensorial, fica completamente 'às cegas' quando confrontado com a realidade divina, que transcende toda categoria sensorial e conceptual.</text:p>
      <text:p text:style-name="P7"><text:span text:style-name="T1">São Dionísio Areopagita é citado aqui: ele chama a contemplação infusa de 'raio de treva', justamente porque essa luz supernatural é tão intensa que extingue, em vez de alimentar, a luz natural do entendimento. E São Paulo, que cegou quando a luz de Cristo o atingiu </text:span><text:soft-page-break/><text:span text:style-name="T1">no caminho de Damasco, é apresentado como símbolo experiencial desse fenômeno: a luz que o cegou era a mesma que o iluminaria, mas primeiramente precisava destruir o modo anterior de ver.</text:span></text:p>
      <text:p text:style-name="P6">A segunda razão pela qual a contemplação infusa é dolorosa é a impureza da alma. Quando a luz divina purissima incide sobre a alma que ainda contém imperfeições, o contraste entre a pureza da luz e a impureza da alma produz um sofrimento agudo — como olhos doentes que sofrem mais do que se alegram com a luz do sol. A alma percebe de modo intenso, quase insuportável, toda a sua miséria, suas imperfeições ocultas, suas formas de amor-próprio disfarçadas de virtude. Sente-se indigna, abandonada, separada de Deus.</text:p>
      <text:h text:style-name="P10" text:outline-level="2">As Múltiplas Dimensões do Sofrimento na Noite do Espírito</text:h>
      <text:p text:style-name="P6">São João descreve o sofrimento da Noite do Espírito com uma profundidade e uma variedade de imagens que demonstram conhecimento direto do que está descrevendo. Os Salmos e o Livro de Jó fornecem a linguagem — porque as almas que os escreveram passaram pelos mesmos combates.</text:p>
      <text:p text:style-name="P6">O sofrimento mais fundamental é o que São João chama de 'contrariedade': a alma, recebendo a luz divina purissima, percebe-se como exatamente contrária a Deus. Sente que Deus está 'contra ela' e que ela está 'contra Deus' — como Job que clamava: 'Por que me puseste contrário a Ti, sendo para mim mesmo um fardo?' A alma não compreende que essa sensação de contrariedade é o efeito da purgação em andamento: a luz de Deus está revelando tudo o que na alma é contrário a Ele, para que seja eliminado. Mas a alma vive isso como condenação, não como purificação.</text:p>
      <text:p text:style-name="P6">O segundo sofrimento é a impressão de estar abandonada por Deus, pelo diretor espiritual e por si mesma. Deus parece ter retirado sua presença e sua proteção. O diretor espiritual parece não compreender o que a alma está vivendo e não pode alcançar a profundidade de seu sofrimento. E a alma sente que não se reconhece a si mesma — todas as certezas sobre sua identidade espiritual, sobre suas virtudes, sobre o caminho que percorreu, parecem ter desaparecido. É uma experiência de dissolução do eu que corresponde, no plano espiritual, ao que os teólogos chamam de 'morte mística'.</text:p>
      <text:p text:style-name="P7"><text:span text:style-name="T1">O terceiro sofrimento é a invasão de pensamentos e estados interiores que perturbam profundamente: blasfêmias involuntárias que irrompem na mente com violência; pensamentos de impureza que assaltam a alma precisamente quando está mais vulnerável; o 'espírito de giddiness' (vertigem espiritual) que confunde e paralisa o julgamento, fazendo a alma incapaz de discernir claramente entre o bem e o mal e de tomar decisões; escrúpulos insolúveis que a condenam por tudo e que nenhum conselho </text:span><text:soft-page-break/><text:span text:style-name="T1">do diretor consegue aplacar.</text:span></text:p>
      <text:p text:style-name="P6">São João observa que o demônio aproveita ativamente essa fase de vulnerabilidade para redobrar seus ataques. As almas de temperamento melancólico são particularmente suscetíveis, porque a propensão natural à tristeza e ao pensamento negativo é explorada pelo inimigo para transformar o sofrimento purificador em desespero paralisante. Por isso, o diretor espiritual que acompanha almas nessa fase deve ter conhecimento não apenas espiritual mas também humano e psicológico — para saber distinguir o sofrimento purificador da depressão patológica, e para não confundir os dois nem tratá-los do mesmo modo.</text:p>
      <text:p text:style-name="P6">Há ainda um sofrimento de natureza cognitiva que São João descreve com vocabulário quase fenomenológico: a alma sente-se estranha a tudo, como se vivesse sob um encantamento. O mundo familiar que a rodeava parece agora estranho e distante. As coisas que antes compreendiam parecem agora enigmáticas e inacessíveis. A própria identidade da alma parece fluida e incerta. São João explica que isso é o efeito da transição entre dois modos de perceber: o modo humano ordinário está sendo dissolvido para dar lugar ao modo divino. Na transição entre os dois, tudo parece irreal.</text:p>
      <text:p text:style-name="P6">Apesar de toda essa fenomenologia do sofrimento, São João insiste num ponto fundamental: a Noite do Espírito não é sinal de condenação ou abandono. É sinal de eleição. Deus não opera essa purificação radical em almas comuns — somente naquelas a quem destina para uma union muito alta com Ele. O sofrimento é a forma que o amor divino assume quando precisa operar em um material ainda bruto. É a dor do ouro sendo refinado no forno — não destruição, mas transformação.</text:p>
      <text:h text:style-name="P10" text:outline-level="2">O Fogo da Contemplação: A Metáfora do Madeiro Queimado</text:h>
      <text:p text:style-name="P6">A imagem mais poderosa de toda a obra é a do madeiro que é lançado ao fogo. São João a desenvolve ao longo de vários capítulos com uma riqueza de aplicação que a faz funcionar em todos os níveis simultaneamente.</text:p>
      <text:p text:style-name="P7"><text:span text:style-name="T1">Um madeiro úmido lançado ao fogo não se torna imediatamente fogo. Primeiro, o calor seca a umidade — esse é o processo de purgação, doloroso e ruidoso (o madeiro range e fumega). Depois, a superfície começa a aquecer e a escurecer — a alma percebe ainda menos a presença de Deus. Depois, as partes mais secas começam a pegar fogo — momentos de iluminação que rapidamente voltam às trevas. Finalmente, quando toda a umidade foi expelida, o madeiro inteiro se inflama e se torna fogo — a transformação está completa.</text:span></text:p>
      <text:p text:style-name="P6">O 'fogo' nessa metáfora é a contemplação infusa — a ação direta de Deus na alma. A <text:soft-page-break/>'umidade' são as imperfeições e os apegos, habituais e enraizados, que resistem à transformação divina. O 'fumo' é o sofrimento que acompanha o processo de purificação — não uma punição, mas um efeito necessário da transformação em andamento. O 'madeiro em chamas' ao final é a alma transformada que participa da própria vida divina.</text:p>
      <text:p text:style-name="P6">São João aplica essa metáfora às três faculdades superiores da alma. O entendimento, 'umectado' por seus modos naturais de conhecer — baseados nos sentidos e nas categorias abstraídas da experiência sensorial —, é 'seco' e 'aquecido' pelo fogo da contemplação, que destrói progressivamente esses modos naturais para que o entendimento possa conhecer segundo o modo divino. A vontade, 'umectada' pelos seus amores naturais e egoístas, é purificada para poder amar com o amor de Deus. A memória, 'umectada' pelo apego às impressões temporais, é vaziada para poder orientar-se para a eternidade.</text:p>
      <text:p text:style-name="P6">O resultado final é uma alma que, tendo sido vaziada de si mesma, está repleta de Deus. Que, tendo perdido seu modo natural de entender, entende segundo o modo divino. Que, tendo abandonado seus amores naturais e egoístas, ama com o amor de Deus. Esta é a 'divinização' — theosis, na tradição grega — que São João descreve como o objetivo de todo o processo.</text:p>
      <text:h text:style-name="P10" text:outline-level="2">Por Que o Vaziamento é Necessário: A Lógica da Transformação</text:h>
      <text:p text:style-name="P6">São João dedica vários capítulos a explicar, com rigor filosófico e teológico, por que é necessário que a alma seja completamente vaziada de seus modos naturais para que a transformação divina possa acontecer. O argumento é elegante e persuasivo.</text:p>
      <text:p text:style-name="P6">A premissa fundamental é que dois modos opostos de ser não podem coexistir no mesmo sujeito ao mesmo tempo. O modo natural de entender — baseado nos sentidos, nas imagens, nos conceitos abstraídos — e o modo divino de entender — que transcende todo sensível e toda imagem — são radicalmente diferentes. Para que o entendimento seja capaz do modo divino, deve primeiro ser vaziado do modo natural. Da mesma forma, o amor natural — centrado no eu, buscando a própria satisfação — e o amor divino — puro, gratuito, completamente orientado para Deus — são incompatíveis. Para que a vontade possa exercer o amor divino, deve ser purificada do amor natural.</text:p>
      <text:p text:style-name="P7"><text:span text:style-name="T1">São João usa a bela analogia dos filhos de Israel no deserto: eles não conseguiam apreciar o maná celeste, que 'tinha o sabor de tudo o que se queria', porque estavam fixados na saudade das panelas de carne do Egito. Uma única memória de prazer passado era suficiente para tornar insípido o mais excelso dos alimentos espirituais. Da mesma forma, uma única afição desordenada que permaneça na alma — por mais que pareça </text:span><text:soft-page-break/><text:span text:style-name="T1">pequena — é suficiente para impedir a percepção plena da sabedoria divina, que é universal e transcende qualquer objeto particular.</text:span></text:p>
      <text:p text:style-name="P6">Outro argumento filosófico poderoso: os elementos primários da natureza — ar, fogo, água, terra — não têm cor, sabor ou cheiro próprio. Justamente por isso, podem combinar-se com qualquer cor, sabor ou cheiro, tornando-se o substrato de toda a variedade do mundo natural. Da mesma forma, o espírito humano que foi purgado de todos os apegos particulares — que não tem mais 'cor', 'sabor' ou 'cheiro' próprio, no sentido de preferências egoístas enraizadas — pode receber em si a plena riqueza da sabedoria de Deus, que é universal. 'Nada tendo, possui tudo', segundo a paradoxal formulação de São Paulo.</text:p>
      <text:p text:style-name="P6">A contemplação infusa, ao mergulhar a alma nas trevas e no vazio, está realizando exatamente esse vaziamento necessário. O que parece destruição é preparação; o que parece empobrecimento é enriquecimento; o que parece morte é gestação. A alma que atravessa a Noite do Espírito com fé e perseverança não está se afundando, mas sendo elevada — ainda que de modo completamente invisível e imperceptível a seus próprios olhos.</text:p>
      <text:p text:style-name="P9">* * *</text:p>
      <text:h text:style-name="P10" text:outline-level="2">A Escada Secreta: Os Dez Degraus do Amor Místico</text:h>
      <text:p text:style-name="P6">São João comenta a expressão 'escada secreta' da segunda estrofe do poema com grande extensão, porque nela concentra toda a doutrina sobre os graus da vida espiritual. A escada é chamada secreta porque o caminho que leva à union com Deus é completamente diferente do que a razão natural esperaria: ao contrário do que o senso comum sugere, o caminho de subida é o caminho de descida — de humilhação, de vaziamento, de negação de si. A sabedoria do mundo julga loucura o que é, na verdade, a mais alta sabedoria.</text:p>
      <text:p text:style-name="P7"><text:span text:style-name="T1">A escada é bidirecional não apenas no sentido metafórico, mas também no experiencial: ao longo do percurso espiritual, a alma constantemente sobe e desce. Períodos de luz e consolação são seguidos de períodos de trevas e provação; estados de exaltação são seguidos de estados de humilhação. Isso não é oscilação patológica, mas o ritmo orgânico do crescimento: o pulmão que inspira deve também expirar. A alma só atinge a estabilidade quando chega ao topo da escada — quando está unida a Deus, que é o ponto onde a escada repousa, e que é em si mesmo a paz que transcende toda compreensão.</text:span></text:p>
      <text:h text:style-name="P11" text:outline-level="3">Os Dez Degraus: Da Languidez ao Desposório Divino</text:h>
      <text:p text:style-name="P6">Seguindo a sistematização de São Bernardo e São Tomás de Aquino, São João distingue dez degraus na escada do amor místico. O primeiro degrau é a languidez amorosa: a alma <text:soft-page-break/>começa a desfalece diante de Deus, perdendo o apetite por tudo o que não é Ele. Não é uma languidez de fraqueza, mas de amor — como o enfermo de amor do Cântico dos Cânticos. A alma se enfraquece em relação ao mundo para se fortalecer em relação a Deus.</text:p>
      <text:p text:style-name="P6">O segundo degrau é a busca sem descanso: impulsionada pelo amor, a alma não pode descansar enquanto não encontra o Amado. A noiva do Cântico que percorre as ruas e praças à noite em busca do esposo é o ícone desse degrau. A inquietude é purificadora: obriga a alma a deixar todos os substitutos e a buscar apenas o Original.</text:p>
      <text:p text:style-name="P6">O terceiro degrau é a atividade amorosa: a alma começa a realizar obras em abundância para agradar ao Amado. A energia que antes estava dispersa em muitos apegos agora se concentra num único foco — Deus —, gerando uma capacidade de ação que surpreende a própria alma. O amor torna fecundo; a união gera missão.</text:p>
      <text:p text:style-name="P6">O quarto degrau é a paciência heroica no sofrimento: a alma adquire a capacidade de sofrer habitualmente sem se cansar, porque o amor purificado não conhece mais a tentação da desistência. É o degrau de Raquel esperando sete anos pelo amado, vivendo-os como poucos dias por ser grande o seu amor.</text:p>
      <text:p text:style-name="P6">O quinto degrau é o desejo ardente e impaciente de Deus: a alma está tão sedenta de Ele que qualquer atraso lhe parece insupportável. 'Como o cervo anseia pelas fontes das águas, assim minha alma anseia por Ti, ó Deus.' Este é o degrau da grande ousadia espiritual, onde o amor supera o medo e a prudência meramente humana.</text:p>
      <text:p text:style-name="P6">O sexto degrau é o da corrida veloz em direção a Deus: a esperança já anima a alma com tal potência que ela parece voar em vez de caminhar. As graças divinas chegam mais frequentes e mais intensas. A caridade torna-se cada vez mais pura — amando Deus pelo que Ele é, independentemente do que dá.</text:p>
      <text:p text:style-name="P6">O sétimo degrau é a audácia ardente do amor: a alma age com uma ousadia que não é temeridade mas liberdade dos filhos de Deus. Como a noiva que sai à meia-noite pelas ruas, arriscando tudo, a alma não calcula mais os riscos; age movida unicamente pelo amor, confiando totalmente na providência do Amado.</text:p>
      <text:p text:style-name="P7"><text:span text:style-name="T1">O oitavo degrau é o da permanência em Deus: a union começa a estabilizar-se como estado habitual. Já não é apenas em momentos privilegiados de oração que a alma está unida a Deus, mas de modo contínuo, como o fundo de uma corrente que permanece quieto mesmo quando a superfície está agitada. As virtudes teologais estão profundamente enraizadas e a vida da alma é, em sua profundidade, Deus mesmo.</text:span></text:p>
      <text:p text:style-name="P6">O nono degrau é o do ardor suave e calmo: o fogo do amor, que antes era impetuoso e <text:soft-page-break/>violento — necessário para queimar as escorias —, torna-se agora um braseiro constante e sereno. São João associa este degrau ao estado das almas perfeitas que, nesta vida, já vivem habitualmente na union mística.</text:p>
      <text:p text:style-name="P6">O décimo degrau pertence à vida eterna: é a assimilação total ao Ser de Deus pela visão beatífica. Nesta vida, só é tocado em momentos fugidios de extase supremo, como o que São Paulo descreve quando diz ter sido 'arrebatado ao terceiro céu'. É a meta de toda a jornada — não o fim de um processo, mas o início de uma vida completamente nova.</text:p>
      <text:p text:style-name="P9">* * *</text:p>
      <text:h text:style-name="P10" text:outline-level="2">O Disfarce da Alma: As Vestimentas das Virtudes Teologais</text:h>
      <text:p text:style-name="P6">Ao comentar a palavra 'disfarçada' do poema, São João desenvolve uma das alegorias mais belas da literatura espiritual. O disfarce consiste em vestir uma aparência diferente da própria — seja para expressar o amor ao Amado de modo mais impressionante, seja para passar despercebido aos inimigos. A alma que parte em busca de Deus na Noite Escura 'disfarça-se' com três vestimentas, correspondentes às três virtudes teologais.</text:p>
      <text:p text:style-name="P6">A primeira vestimenta é branca — a fé. A fé é branca porque é pura, luminosa em seu núcleo, ainda que seja noite para os sentidos e para o entendimento natural. O branco deslumbra — e assim também a fé bem vivida é inacessível para o demônio, que não tem acesso ao que está além dos sentidos e da razão natural. A alma vestida de fé torna-se invisível para o seu maior inimigo. E para entrar em union com o Amado, a fé é a única vestimenta que o Amado aceita: 'Esposar-te-ei na fé', promete Deus pelo profeta Oseias.</text:p>
      <text:p text:style-name="P6">A segunda vestimenta é verde — a esperança. O verde é a cor da vida, da primavera, do que está crescendo. A esperança é verde porque mantém a alma viva e vibrante em direção ao futuro, mesmo quando o presente é árido e desolado. A esperança é o 'capacete de salvação' de São Paulo: cobre toda a cabeça, deixando apenas uma abertura — os olhos, que olham apenas para cima. A alma vestida de esperança só consegue olhar para Deus; o mundo fica desinteressante e distante, pois o que ela espera de Deus supera infinitamente tudo o que o mundo pode oferecer.</text:p>
      <text:p text:style-name="P7"><text:span text:style-name="T1">A terceira vestimenta é vermelha (púrpura) — a caridade. O vermelho é a cor do fogo, do sangue, do amor que se doa totalmente. A caridade é o amor puro que ama Deus por Si mesmo, sem cálculo de recompensa. É também a vestimenta real, pois os reis se vistiam de púrpura. A alma vestida de caridade é rainha — filha de Deus — e por isso nenhum poder criado pode dominá-la. A caridade é seu disfarce perfeito diante do mundo e do demônio, porque nem o mundo nem o demônio compreendem o amor gratuito: não conseguem calcular o que motiva uma alma que age por puro amor.</text:span></text:p>
      <text:p text:style-name="P6"><text:soft-page-break/>São João acrescenta que sobre as três vestimentas a alma coloca uma adição de ouro — símbolo da fé que brilha através da caridade, iluminando tudo de dentro. E é assim adornada e disfarçada que a alma parte na Noite, voando para o Amado com o coração incandescente de amor, passando invisível para todos os que a quisessem deter.</text:p>
      <text:p text:style-name="P9">* * *</text:p>
      <text:h text:style-name="P10" text:outline-level="2">A Noite como Proteção e Caminho Seguro</text:h>
      <text:p text:style-name="P6">Em capítulos de grande beleza especulativa, São João mostra como a Noite Escura, aparentemente o estado mais perigoso e vulnerável da alma, é na verdade o mais seguro. Usa a imagem das 'águas escuras' de Deus, das quais David fala no Salmo 18: Deus estabeleceu as trevas como Seu esconderijo, como um pavilhão ao seu redor. Quando a alma entra nessas águas escuras — quando é mergulhada na contemplação obscura —, ela está na verdade entrando no próprio tabernáculo de Deus.</text:p>
      <text:p text:style-name="P6">Isso explica o paradoxo que qualquer observador externo notaria: a alma na Noite do Espírito parece completamente desamparada e exposta, mas está na verdade mais protegida do que nunca. Protegida de si mesma — porque o vaziamento dos desejos a protege de seus próprios impulsos desordenados. Protegida do mundo — porque a esperança a desapegou completamente de tudo que o mundo pode oferecer ou ameaçar. Protegida do demônio — porque onde não há apetites sensíveis e desordenados, o demônio não tem onde se agarrar.</text:p>
      <text:p text:style-name="P6">São João desenvolve também a ideia de que a Noite produz na alma uma coragem e uma resolução morais que ela nunca teve antes. Quando a alma está nas 'águas escuras e dolorosas' — quando a contemplação obscura está atuando em sua profundidade —, uma determinação absolutamente firme de não desagradar a Deus em nada, nem nos mínimos detalhes, cresce em seu interior. Essa determinação não é gerada por esforço ou raciocínio, mas pela própria presença de Deus na alma, ainda que não percebida. É o amor que age enquanto a consciência está ocupada com o sofrimento.</text:p>
      <text:p text:style-name="P7"><text:span text:style-name="T1">Essa é uma das observações mais profundas de todo o tratado: as melhores obras da alma — as mais puras, as mais corajosas, as mais generosas —, são frequentemente produzidas precisamente nos momentos em que a alma sente que não consegue fazer nada de bom. O invisível é mais real do que o visível. A graça opera mais profundamente quando a consciência está mais distraída pelo sofrimento. É a loucura da sabedoria divina — que, como diz São Paulo, 'confunde os fortes com as coisas fracas e escolheu as coisas que o mundo tem por vis e que não são, para destruir as que são'.</text:span></text:p>
      <text:h text:style-name="P10" text:outline-level="2"><text:soft-page-break/>O Caráter Secreto e Inefável da Contemplação Mística</text:h>
      <text:p text:style-name="P6">Nos capítulos finais sobre a 'escada secreta', São João aprofunda o significado do caráter secreto da contemplação mística. A contemplação é chamada secreta por múltiplas razões que se reforçam mutuamente.</text:p>
      <text:p text:style-name="P6">É secreta porque acontece além das operações ordinárias das faculdades: o entendimento não a constrói; a vontade não a produz; a memória não a retém. É operada pelo Espírito Santo diretamente no âmago da alma, num nível mais profundo do que qualquer faculdade humana pode alcançar. Por isso, nem o demônio — que só pode agir onde há operações sensíveis — pode percebê-la ou perturbá-la diretamente.</text:p>
      <text:p text:style-name="P6">É secreta porque é inefável: não pode ser expressa em palavras. São João cita Jeremias, que ao ouvir Deus falar nele só conseguiu balbuciar: 'Ah! Ah! Ah!'. E Moisés, que diante da sarça ardente 'não ousou nem olhar'. Quando a linguagem divina alcança sua máxima interioridade e espiritualidade, os sentidos — exteriores e interiores — ficam mudos, porque esse não é seu domínio. A alma sabe que experienciou algo extraordinário, mas não encontra palavras porque não entrou pelas palavras.</text:p>
      <text:p text:style-name="P6">É secreta porque cria ao redor da alma um espaço de solidão e silêncio absolutos. Quando a contemplação está em seu apogeu, a alma sente-se colocada em um 'deserto imenso e vastíssimo' — longe de todos os homens, longe de todas as criaturas, num vazio que é simultaneamente plenitude. Quanto mais vasta e solitária essa solidão interior, mais doce e deleitosa. É um paradoxo que só pode ser compreendido por quem o experienciou.</text:p>
      <text:p text:style-name="P6">Finalmente, é secreta porque não pode ser procurada diretamente. Quanto mais a alma busca a contemplação como objeto, mais ela foge. A contemplação é um dom gratuito de Deus, que não pode ser convocado por esforço ou mérito, mas apenas recebido em abertura e disponibilidade. O místico não 'alcança' a contemplação — é 'alcançado' por ela.</text:p>
      <text:p text:style-name="P9">* * *</text:p>
      <text:h text:style-name="P12" text:outline-level="2"><text:span text:style-name="T2">O Repouso das Duas Casas e a Consumação da União</text:span></text:h>
      <text:p text:style-name="P6">São João comenta a última linha da segunda estrofe — 'estando já minha casa sossegada' — de modo a articular a síntese de toda a jornada. Na primeira estrofe, esta expressão referia-se ao sossego da 'casa sensual' — a pacificação dos sentidos e dos desejos, fruto da Noite dos Sentidos. Na segunda estrofe, refere-se ao sossego da 'casa espiritual' — a pacificação das faculdades superiores (entendimento, vontade, memória) em suas operações mais elevadas, fruto da Noite do Espírito.</text:p>
      <text:p text:style-name="P6"><text:soft-page-break/>Para que a union com Deus se realize em sua plenitude, ambas as casas devem estar sossegadas — toda a 'família' de faculdades e desejos, sensíveis e espirituais, deve estar em silêncio. Não é um silêncio de morte, mas um silêncio de repouso total — como o silêncio de uma noite de verão, plena de vida mas sem ruído, onde cada coisa está em seu lugar e em paz.</text:p>
      <text:p text:style-name="P6">É nesse silêncio total que a Sabedoria Divina vem, como o Verbo omnipotente que no Livro da Sabedoria 'sai do trono real no meio do silêncio da noite'. É nessa quietude que a union se consuma — não como conquista da alma, mas como visita do Amado que a alma esperou pacientemente, no escuro, sem esmorecer. A noiva do Cântico que depois de ter passado pelos guardas que lhe arrancaram o véu e a feriram, 'um pouco depois encontrei aquele que minha alma ama' — esta é a alma que atravessou a Noite do Espírito e encontrou finalmente o seu Amado.</text:p>
      <text:p text:style-name="P6">São João afirma que essa union é o 'desposório divino' — a prefiguração, nesta vida, da union definitiva que se realizará na eternidade. Não é ainda a visão beatífica — ainda há véus, ainda há limitações inerentes à condição humana terrena. Mas é uma participação real na vida divina, uma transformação real do ser da alma, uma antecipação real da bênção eterna. E a alma que chegou aqui pode dizer verdadeiramente, com todas as suas forças: 'Oh, ditosa ventura! — ter saído sem ser notada, estando já minha casa sossegada.'</text:p>
      <text:h text:style-name="P10" text:outline-level="2">Os Três Benefícios Finais da Noite: A Terceira Estrofe</text:h>
      <text:p text:style-name="P6">No comentário brevíssimo que faz da terceira estrofe — o único que conseguiu escrever antes de deixar a obra inacabada —, São João enuncia três bênçãos supremas que a alma recebe como frutos da Noite do Espírito.</text:p>
      <text:p text:style-name="P7"><text:span text:style-name="T1">A primeira bênção é a solidão perfeita: Deus conduz a alma por um caminho tão secreto e tão remoto de todos os sentidos e de todas as criaturas, que nada pode alcançá-la ou retê-la no caminho da union. A alma está em uma solidão que é ao mesmo tempo proteção absoluta e intimidade radical com Deus. Ninguém pode entrar ali — nem o bem-amado amigo, nem o diretor espiritual mais experiente, nem o demônio mais astuto. É um espaço que pertence apenas à alma e a Deus.</text:span></text:p>
      <text:p text:style-name="P6">A segunda bênção é a liberdade total de todas as formas e figuras naturais: porque a Noite mergulhou todas as faculdades superiores nas trevas, a alma está livre de ser retida por qualquer imagem, conceito ou forma natural de Deus. Todas essas formas — por mais sagradas e úteis que fossem em seu tempo — eram ainda limitantes, ainda parciais. Agora a alma vai além de todas elas, em direção a Deus em sua nudez e simplicidade absolutas.</text:p>
      <text:p text:style-name="P6"><text:soft-page-break/>A terceira bênção é a mais sublime: embora a alma esteja sem qualquer luz particular do entendimento, sem qualquer guia exterior, sem qualquer consolação sensível — completamente às escuras em todos os planos experienciais —, o amor e a fé que ardem dentro dela são sua luz e seu guia. São João fecha o tratado com uma das imagens mais belas de toda a literatura mística: 'o amor é como o fogo, que sempre sobe, sempre se apressa para ser absorvido no centro de sua esfera.' Assim a alma, sem saber como nem por qual caminho, guiada apenas pelo amor que arde em seu coração, voa para cima — para Deus, para a union, para a bênção.</text:p>
      <text:p text:style-name="P9">* * *</text:p>
      <text:h text:style-name="P5" text:outline-level="1">V. Síntese e Significado Perene da Obra</text:h>
      <text:p text:style-name="P6">'A Noite Escura da Alma' é uma obra que, mais de quatro séculos depois de ter sido escrita, continua a exercer uma influência profunda e duradoura sobre a espiritualidade cristã e sobre a reflexão filosófica sobre a experiência humana do absoluto. Sua influência não se limita à tradição católica: psicólogos como William James e C.G. Jung reconheceram nela uma descrição extraordinariamente precisa de processos de transformação psicológica profunda. Teólogos de outras tradições cristãs, e mesmo de tradições não-cristãs, encontraram ressonâncias profundas com suas próprias categorias.</text:p>
      <text:p text:style-name="P6">A obra é perene por várias razões. A primeira é sua honestidade intelectual e experiencial sem precedentes: São João não idealiza o caminho espiritual, não promete que será confortável ou gratificante no sentido convencional. Ao contrário, descreve sem eufemismos os sofrimentos — físicos, psicológicos e espirituais — que o caminho inclui. Mas ao mesmo tempo, não permite que esse realismo se torne pessimismo: os sofrimentos têm sentido, têm direção, têm um término. São parte de um amor que é maior do que toda compreensão.</text:p>
      <text:p text:style-name="P7"><text:span text:style-name="T1">A segunda razão é a profundidade da antropologia que sustenta o tratado. São João tinha uma compreensão extraordinariamente rica e nuançada do ser humano — de suas faculdades, de suas paixões, de seus mecanismos de autoengano. A forma como descreve as imperfeições dos principiantes — com suas sobreposições entre o espiritual e o psicológico, entre o religioso e o egóico — é de uma modernidade surpreendente e de uma pertinência que não se desgastou com o tempo.</text:span></text:p>
      <text:p text:style-name="P6">A terceira razão é a visão positiva e esperançosa do ser humano que subjaz ao tratado inteiro. Por mais que São João insista na necessidade do vaziamento e da purificação radical, o que o motiva é uma convicção absoluta sobre a grandeza do destino humano: o <text:soft-page-break/>ser humano é capaz de ser divinizado — de participar da própria vida de Deus, de amar com o amor de Deus, de entender com o entendimento de Deus. A Noite Escura não é um caminho de destruição mas de transformação — da lagarta que morre em sua crisálida para renascer como borboleta.</text:p>
      <text:p text:style-name="P6">Por fim, a obra é perene porque responde a uma experiência que é universal: a experiência do silêncio de Deus, do abandono, da aridez espiritual, da sensação de estar perdido no próprio caminho. Todo ser humano que leva a sério a vida espiritual chegará, em algum momento, a esse nível de desolação. E quando chegar, encontrará em São João da Cruz não respostas que eliminem o sofrimento, mas uma luz que o ilumina e um companheiro que o antecipou e o atravessou — e chegou, do outro lado, à union que é o amor perfeito.</text:p>
      <text:p text:style-name="P6">São João termina sua obra — que deixou inacabada, como tantas obras dos grandes artistas e místicos — com a imagem do amor como fogo que sobe. Não é um tratado que termina com conclusões finais e respostas definitivas. É uma obra que termina em movimento, em ascensão, em partida — como deve ser qualquer caminho que leva para Deus.</text:p>
      <text:p text:style-name="P9">* * *</text:p>
      <text:h text:style-name="P5" text:outline-level="1">VI. A Relação entre 'A Subida do Monte Carmelo' e 'A Noite Escura': Complementaridade e Distinção</text:h>
      <text:p text:style-name="P6">Para compreender plenamente o significado de 'A Noite Escura da Alma', é essencial situá-la em relação à obra que a precede e com a qual forma um par inseparável: 'A Subida do Monte Carmelo'. Ambas as obras usam o mesmo poema como texto-base e foram escritas aproximadamente no mesmo período, mas tratam de dimensões complementares de um único processo de transformação espiritual.</text:p>
      <text:p text:style-name="P7"><text:span text:style-name="T1">'A Subida do Monte Carmelo' trata da purgação ativa — o esforço deliberado e sistemático da alma, assistida pela graça de Deus, para mortificar os apegos dos sentidos e das faculdades espirituais. São João distingue ali a purgação ativa da parte sensual (apegos dos sentidos exteriores e interiores, do gosto espiritual) e a purgação ativa da parte espiritual (purificação do entendimento, da memória e da vontade dos seus modos naturais de operar). Esta obra é, em certo sentido, um manual de ascética sistemática: explica o que a alma deve fazer, e como deve fazê-lo, para preparar-se para a ação direta de Deus.</text:span></text:p>
      <text:p text:style-name="P6">'A Noite Escura' começa exatamente onde 'A Subida' termina — ou melhor, onde o esforço <text:soft-page-break/>humano atinge seus limites. São João reconhece com absoluta clareza que a purgação ativa, por mais rigorosa e sistemática que seja, nunca pode ser completa. Ela prepara o terreno, remove os obstáculos mais visíveis, estabelece os hábitos de virtude necessários — mas não pode chegar ao âmago da alma, às raízes mais profundas do amor-próprio e das imperfeições habituais que lá se encontram. Para essas raízes mais profundas, é necessária a intervenção direta de Deus.</text:p>
      <text:p text:style-name="P6">A diferença entre purgação ativa e passiva pode ser ilustrada por uma analogia médica que o próprio São João usa: a purgação ativa é como os cuidados que um doente pode tomar por si mesmo — dieta, repouso, medicamentos. A purgação passiva é como a cirurgia: o paciente não pode operá-la em si mesmo. Deve entregar-se às mãos do cirurgião, imóvel e confiante, enquanto este faz o que somente a ele compete fazer. O paciente contribui aceitando a operação, não resistindo, não tentando fazer o trabalho do cirurgião — uma contribuição que parece passiva mas que, na prática, requer uma coragem e uma confiança extraordinárias.</text:p>
      <text:p text:style-name="P6">Esta complementaridade entre purgação ativa e passiva reflete uma visão muito sofisticada da relação entre a liberdade humana e a graça divina, que São João nunca formula em termos abstratos mas sempre em termos concretos e práticos. A alma não é nem puro receptor passivo da ação divina, nem construtor autossuficiente de sua própria santidade. É um colaborador ativo que, reconhecendo os limites de sua própria ação, abre espaço para a ação de Deus — e então se submete a ela com generosidade e perseverança.</text:p>
      <text:p text:style-name="P7"><text:span text:style-name="T1">Outro ponto de convergência importante entre as duas obras é a estrutura das 'noites'. São João fala de quatro noites no total: a noite ativa dos sentidos (tratada na Subida), a noite ativa do espírito (tratada também na Subida, nos livros sobre a purgação do entendimento, da vontade e da memória), a noite passiva dos sentidos (tratada no Livro I da Noite Escura), e a noite passiva do espírito (tratada no Livro II da Noite Escura). Apenas com essa estrutura completa em mente é que se compreende a visão integral de São João sobre o caminho espiritual.</text:span></text:p>
      <text:p text:style-name="P9">* * *</text:p>
      <text:h text:style-name="P5" text:outline-level="1">VII. A Espiritualidade da Noite Escura: Temas Centrais</text:h>
      <text:h text:style-name="P10" text:outline-level="2">A Centralidade da Fé Pura</text:h>
      <text:p text:style-name="P6">Um dos temas mais persistentes em toda a obra é a teologia da fé. São João entende a fé <text:soft-page-break/>em sentido rigorosamente bíblico e teológico: não como sentimento de certeza, nem como conjunto de proposições intelectualmente aceitas, mas como um modo de conhecimento que vai além de todo o alcance natural do entendimento. A fé é, para São João, 'noite para o entendimento' — porque afirma realidades que o entendimento natural não pode ver, verificar ou compreender por seus próprios meios.</text:p>
      <text:p text:style-name="P6">Esta concepção da fé como 'noite' é fundamental para toda a arquitetura do tratado. Se a fé fosse simplesmente um conhecimento claro e evidente, a Noite Escura seria incompatível com ela — pois a Noite é precisamente a destruição de toda clareza e evidência natural. Mas como a fé é, por sua própria natureza, 'substância das coisas que se esperam e evidência das que não se veem' (Hebreus 11,1), a Noite Escura é o ambiente natural da fé em sua forma mais pura e mais elevada. Quando tudo o que se podia 'ver' com os olhos da consolação e da experiência espiritual foi removido, o que resta é a fé pura — a adesão a Deus sem nenhum apoio sensível, sem nenhuma confirmação imediata, baseada apenas na Palavra e no amor.</text:p>
      <text:p text:style-name="P6">São João insiste que a fé pura é, paradoxalmente, o meio mais perfeito de union com Deus nesta vida. Não porque seja mais agradável ou mais fácil — é exatamente o contrário. Mas porque se adequa mais perfeitamente à natureza de Deus, que é invisível, incompreensível, acima de toda forma e imagem. Quanto mais puramente a alma adere a Deus por fé, sem se apoiar em nenhuma experiência sensível ou intelectual intermediária, mais se aproxima de Deus em seu ser mais próprio.</text:p>
      <text:p text:style-name="P7"><text:span text:style-name="T1">Esta doutrina tem implicações práticas importantes. Uma delas é que São João não valoriza as experiências místicas extraordinárias — visões, revelações, locuciones interiores — como critério de progresso espiritual. Pelo contrário, alerta repetidamente (principalmente na Subida, mas também na Noite Escura) sobre os perigos de se apegar a essas experiências. O critério de progresso não é a abundância de experiências, mas a profundidade da union de vontades com Deus — que pode acontecer sem nenhuma experiência extraordinária, e frequentemente acontece mais autenticamente sem elas.</text:span></text:p>
      <text:p text:style-name="P6">Outra implicação importante é a abordagem da oração. Para São João, a oração mais elevada não é a que produz mais emoção ou consolação, mas a que adere mais puramente a Deus em silêncio e amor. A contemplação infusa — que é o ápice da oração segundo sua visão — não se parece, ao nível da experiência consciente, com nada que a piedade popular associaria à 'oração profunda'. É silenciosa, quieta, frequentemente árida, desprovida de sentimentos intensos. Mas é exatamente nessa simplicidade despojada que a alma está mais próxima de Deus.</text:p>
      <text:h text:style-name="P10" text:outline-level="2"><text:soft-page-break/>A Teologia da Cruz e da Ressurreição</text:h>
      <text:p text:style-name="P6">Subjacente a todo o tratado existe uma profunda teologia da Cruz que São João nunca formula explicitamente como tal, mas que informa cada página. A Noite Escura é uma participação no mistério pascal de Cristo: a morte para si mesmo que abre caminho para a ressurreição em Deus. O processo de purificação descrito por São João é rigorosamente paralelo ao caminho do Getsêmani e do Calvário — a desolação, o abandono, o clamor do 'Meu Deus, meu Deus, por que me abandonaste?', seguido pela entrega confiante 'Nas tuas mãos entrego o meu espírito' — e que resulta na Ressurreição.</text:p>
      <text:p text:style-name="P6">São João não usa essa linguagem explicitamente no tratado que aqui resumimos, mas ela está presente nas profundezas do texto. A alma na Noite do Espírito está vivendo, em seu plano existencial, aquilo que Cristo viveu em seu plano redentor. Não como co-redentor — São João é cuidadosamente ortodoxo nesse ponto —, mas como participante do mesmo mistério que Cristo realizou de modo único e irrepetível. A alma que aceita ser 'crucificada' — vaziada de si mesma, privada de todo apoio, entregue ao sofrimento sem compreender seu sentido — e que persevera nessa entrega com amor, está vivendo o Mistério Pascal a partir de dentro.</text:p>
      <text:p text:style-name="P6">E a 'ressurreição' que São João descreve — a union transformadora, a 'divinização' da alma — é a resposta divina a essa entrega. Não é uma conquista humana, mas uma graça: Deus enche com Sua plenitude o vaso que a alma ofereceu vazio. O vazio é contribuição da alma; a plenitude é dom de Deus. E entre os dois, há a dinâmica do amor — que é, no fundo, o tema de toda a obra.</text:p>
      <text:h text:style-name="P10" text:outline-level="2">A Contemplação como Modo de Conhecimento Específico</text:h>
      <text:p text:style-name="P7"><text:span text:style-name="T1">São João é um dos primeiros pensadores cristãos a desenvolver sistematicamente a distinção entre o conhecimento natural e o conhecimento contemplativo como modos qualitativamente diferentes de conhecer. Para a filosofia escolástica em que foi formado, existe um único modo de conhecimento natural — o conhecimento abstrato a partir da experiência sensorial. A teologia acrescenta um modo sobrenatural — o conhecimento pela fé, baseado na revelação. São João acrescenta um terceiro modo: o conhecimento contemplativo, que é uma forma de conhecimento experimental e direto de Deus, infundido pela ação do Espírito Santo.</text:span></text:p>
      <text:p text:style-name="P6">Este conhecimento contemplativo é o que ele chama de 'teologia mística' — usando o termo no sentido que lhe dava a tradição dos Padres orientais e de São Dionísio Areopagita: um conhecimento de Deus que supera todo entendimento discursivo e toda imagem, e que é recebido passivamente pela alma em estado de quietude amorosa. É o conhecimento de que fala São Paulo quando diz ter sido 'ensinado por Deus' (Gálatas <text:soft-page-break/>1,12); é o conhecimento que deu a Moisés a coragem para liderar Israel; é o conhecimento que São João Evangelista expressa na sua fórmula 'Deus é amor' — não uma proposição teológica abstrata, mas o resultado de um contato experiencial com a realidade divina.</text:p>
      <text:p text:style-name="P6">Este modo de conhecimento tem características que São João descreve com precisão. É simples e geral — não discursivo, não dividido em partes, não progressivo. É infuso — dado, não conquistado. É oscuro — não pode ser percebido pelos sentidos nem pelo entendimento natural. É secreto — não pode ser comunicado em palavras, e nem o próprio sujeito consegue descrevê-lo adequadamente. É transformante — não deixa a alma como estava, mas a modifica em profundidade. E é amoroso — não é um conhecimento frio e objetivo, mas um conhecimento que é, ao mesmo tempo, amor.</text:p>
      <text:p text:style-name="P6">A importância desta distinção epistemológica para o conjunto do tratado é imensa. É precisamente porque o conhecimento contemplativo é de natureza radicalmente diferente do conhecimento natural que a Noite Escura é necessária: os modos naturais de conhecer precisam ser removidos para que o modo contemplativo possa instalar-se. E é também por isso que a Noite parece noite: porque o entendimento natural, acostumado a operar com imagens e conceitos, não reconhece como 'conhecimento' algo que não tem imagens nem conceitos.</text:p>
      <text:h text:style-name="P10" text:outline-level="2">O Papel do Sofrimento na Transformação Espiritual</text:h>
      <text:p text:style-name="P6">Uma das questões mais difíceis que o tratado de São João levanta — e que tem sido objeto de debate e de crítica ao longo dos séculos — é a questão do papel do sofrimento na transformação espiritual. São João não apenas aceita o sofrimento como parte inevitável do caminho, mas parece valorizá-lo positivamente, como meio privilegiado de purificação e de crescimento. Isso pode soar masoquista para leitores modernos habituados a uma espiritualidade que enfatiza o bem-estar e a consolação.</text:p>
      <text:p text:style-name="P7"><text:span text:style-name="T1">Uma leitura cuidadosa do texto, no entanto, revela uma posição muito mais nuançada. São João não valoriza o sofrimento em si mesmo — não é a dor que purifica, mas a fidelidade no sofrimento. A Noite Escura pode ser suportada de muitas maneiras diferentes: com desespero e amargura (o que a torna esterilizante), com indiferença stoica (o que a torna apenas uma experiência), ou com fé e amor (o que a torna purificadora e transformante). O que importa não é o sofrimento, mas o amor que persevera através do sofrimento.</text:span></text:p>
      <text:p text:style-name="P6">Além disso, São João é claro que o sofrimento da Noite Escura não é desejado por Deus como fim em si mesmo. Deus não é um sádico que se compraz na miséria de suas criaturas. O sofrimento é o efeito necessário — dado a estrutura da natureza humana — de um processo de transformação que visa a um bem incomparavelmente maior: a union <text:soft-page-break/>com o próprio Deus. É como a dor de uma cirurgia necessária: o bom médico não deseja que o paciente sofra, mas aceita que o sofrimento seja o preço necessário da cura. Deus 'aceita' o sofrimento que acompanha a Noite Escura não porque o queira, mas porque o amor que tem pela alma o leva a fazer a cirurgia necessária para curá-la.</text:p>
      <text:p text:style-name="P6">Há ainda um elemento importante que frequentemente é esquecido nas discussões sobre São João e o sofrimento: a proporção. Ele não afirma que todos devem passar pela Noite do Espírito em sua forma mais radical. A purificação que Deus opera em cada alma é proporcional ao grau de union que ela está destinada a atingir nesta vida. Almas que não estão destinadas à contemplação mais alta passarão por purgações mais suaves e menos prolongadas. A Noite do Espírito em sua forma mais intensa é reservada a um número relativamente pequeno de almas — aquelas a quem Deus destina para os graus mais altos da union mística.</text:p>
      <text:p text:style-name="P9">* * *</text:p>
      <text:h text:style-name="P5" text:outline-level="1">VIII. A Noite Escura na Perspectiva dos Grandes Contemplativos</text:h>
      <text:p text:style-name="P6">São João não criou sua doutrina no vácuo. Ele se situa conscientemente dentro de uma tradição contemplativa que remonta aos Padres do Deserto, aos grandes Padres orientais como Evágrio Pôntico, aos místicos renanos como Meister Eckhart e João Tauler, aos autores da escola carmelita. Cada um desses predecessores forneceu elementos que São João integrou e sistematizou de modo único.</text:p>
      <text:p text:style-name="P7"><text:span text:style-name="T1">A 'noite' como metáfora do caminho espiritual já estava presente em São Gregório de Nissa, que no século IV descreveu a ascensão de Moisés ao Sinai como um movimento progressivo da luz para as trevas — paradoxalmente, quanto mais Moisés se aproximava de Deus, mais profundas se tornavam as trevas ao seu redor. São Dionísio Areopagita (século V-VI) desenvolveu a teologia apofática — o conhecimento de Deus pelo que Ele não é, pela negação de todos os atributos finitos — que fornece a base filosófica para a doutrina da Noite Escura. A contemplação como 'trevas deslumbrantes' é uma formulação dionisiana que São João encontrou e aprofundou.</text:span></text:p>
      <text:p text:style-name="P6">A tradição do 'abandono' — entrar em Deus através do esvaziamento radical de si mesmo — está presente em Meister Eckhart e em João Tauler, místicos renanos do século XIV que São João provavelmente conhecia, embora não os cite explicitamente. A ideia de que a mais alta forma de vida espiritual consiste em deixar de lado qualquer apoio criado — incluindo as próprias devoções, os próprios sentimentos religiosos, as próprias experiências místicas — para viver numa fé nua e num amor puro, é comum a toda essa <text:soft-page-break/>tradição.</text:p>
      <text:p text:style-name="P6">O que São João acrescenta de específico e original a essa tradição é, primeiramente, a sistematização psicológica rigorosa: ele não se contenta com metáforas e paradoxos, mas analisa com precisão escolástica quais são as faculdades envolvidas, como cada uma delas é purificada, quais são os sinais que permitem distinguir as diferentes fases do processo. Em segundo lugar, a atenção pastoral: São João escreve pensando concretamente nas almas que sofrem e nos diretores que precisam acompanhá-las — sua preocupação é sempre prática, nunca meramente especulativa. Em terceiro lugar, a forma poética: São João é também um grande poeta, e a força expressiva do poema que serve de base ao tratado confere à doutrina uma dimensão estética e afetiva que a pura prosa teológica não poderia proporcionar.</text:p>
      <text:p text:style-name="P6">Santa Teresa de Ávila, contemporânea e parceira de reforma de São João, fornece um paralelo interessante. Seu 'Castelo Interior' descreve os mesmos processos que São João descreve na Noite Escura, mas com um estilo mais narrativo, mais autobiográfico, mais concreto em termos de experiências particulares. São João e Santa Teresa são complementares: ela fornece o mapa fenomenológico das experiências; ele fornece a análise teológica e psicológica que as enquadra e interpreta. Juntos, formam o duplo pilar da espiritualidade carmelita.</text:p>
      <text:p text:style-name="P9">* * *</text:p>
      <text:h text:style-name="P5" text:outline-level="1">IX. A Noite Escura e a Experiência Contemporânea</text:h>
      <text:p text:style-name="P7"><text:span text:style-name="T1">Um aspecto notável de 'A Noite Escura da Alma' é sua capacidade de iluminar experiências que vão muito além do contexto estritamente religioso em que foi escrita. O conceito de 'noite escura' entrou no vocabulário cultural do Ocidente com uma força que revela sua ressonância com aspectos fundamentais da experiência humana.</text:span></text:p>
      <text:p text:style-name="P6">Do ponto de vista psicológico, a descrição que São João faz das diferentes fases da vida espiritual apresenta afinidades surpreendentes com os processos de crescimento e transformação pessoal estudados pela psicologia moderna. A 'Noite dos Sentidos' guarda semelhanças com o que Erik Erikson chamou de 'crise de identidade' — a fase em que as certezas e os apoios da infância e da primeira juventude entram em colapso, obrigando a pessoa a encontrar uma base de identidade mais profunda e mais autêntica. A 'Noite do Espírito' ressoa com o conceito junguiano de 'individuação' — o processo pelo qual o ego rende-se ao Self (o centro mais profundo da psique) e ocorre uma integração mais completa da personalidade.</text:p>
      <text:p text:style-name="P6"><text:soft-page-break/>C.G. Jung, que conhecia bem os escritos de São João, via na 'Noite Escura' uma das mais precisas descrições que existem do processo de individuação — um processo que ele considerava universal, não apenas religioso. A diferença fundamental entre as duas perspectivas é que São João vê a 'noite' como encontro com Deus pessoal, enquanto Jung a vê como encontro com as camadas mais profundas do inconsciente coletivo. Mas ambos concordam que o processo é necessário, que é doloroso, que requer uma passividade corajosa, e que resulta numa transformação profunda e duradoura.</text:p>
      <text:p text:style-name="P6">Na filosofia contemporânea, a experiência que São João descreve ressoa com os temas existencialistas da 'situação-limite' (Jaspers), do 'confronto com o nada' (Heidegger, Sartre), da 'noite do mundo' (Hölderlin, retomado por Heidegger). Embora as coordenadas filosóficas sejam completamente diferentes — São João escreve a partir de uma ontologia teísta, os existencialistas muitas vezes a partir de uma ontologia ateísta ou agnóstica —, há uma convergência notável no reconhecimento de que a experiência mais profunda de crise e de vazio pode ser, paradoxalmente, o portal para a mais autêntica realização humana.</text:p>
      <text:p text:style-name="P6">Para a psicologia pastoral e para o acompanhamento espiritual contemporâneo, 'A Noite Escura' continua a ser um instrumento de trabalho insubstituível. Sacerdotes, psicólogos, diretores espirituais e conselheiros que acompanham pessoas em crises profundas de fé, depressão religiosa, burnout espiritual, ou transições existenciais difíceis, encontram em São João um mapa de precisão excepcional. A distinção que ele faz entre aridez espiritual (fruto da ação de Deus) e depressão psicológica (fruto de causas naturais), e os critérios que fornece para distingui-las, são de valor clínico real.</text:p>
      <text:p text:style-name="P7"><text:span text:style-name="T1">É importante, contudo, notar uma diferença fundamental entre a 'Noite Escura' de São João e o que hoje se chama coloquialmente de 'noite escura da alma' em contextos seculares. São João descreve um processo específico dentro de um caminho espiritual deliberado, que pressupõe uma base sólida de vida virtuosa e de prática contemplativa. Não toda experiência de sofrimento, de vazio ou de crise de sentido é, nos termos de São João, uma 'Noite Escura'. Apropriar-se do conceito para descrever qualquer período difícil da vida é empobrecer a riqueza e a precisão do conceito original.</text:span></text:p>
      <text:p text:style-name="P9">* * *</text:p>
      <text:h text:style-name="P5" text:outline-level="1">X. Conclusão: Uma Obra para Todos os Tempos</text:h>
      <text:p text:style-name="P6">'A Noite Escura da Alma' permanece, após mais de quatro séculos, uma das obras mais importantes e mais vivas da literatura espiritual mundial. Não porque seja fácil — é exigente tanto na compreensão quanto na aplicação. Não porque seja consoladora no <text:soft-page-break/>sentido imediato — é perturbadora, desafiante, despietadamente honesta sobre as dificuldades do caminho espiritual. Mas porque é verdadeira, com uma verdade que ressoa nas profundezas da experiência humana e que não envelhece.</text:p>
      <text:p text:style-name="P6">São João escreve para quem leva a sério a busca de Deus — não como costume, não como tradição cultural, não como segurança psicológica, mas como a única coisa que importa verdadeiramente. Para essas almas, o tratado é ao mesmo tempo diagnóstico, guia e promessa. Diagnóstico: ajuda a reconhecer onde se está no caminho, a identificar as imperfeições que bloqueiam o progresso, a distinguir o que é de Deus do que não é. Guia: indica como comportar-se nas diferentes fases, o que fazer e o que não fazer, como colaborar com a ação divina ao invés de obstaculizá-la. Promessa: assegura que o sofrimento tem sentido, que as trevas não durarão para sempre, que do outro lado da noite aguarda uma aurora de uma beleza e uma plenitude que nenhum olho viu nem ouvido ouviu.</text:p>
      <text:p text:style-name="P6">A obra é também, em sua estrutura profunda, um hino ao amor. São João não é um pessimista que desconfia da natureza humana ou que propõe a autoaniquilação como ideal espiritual. É um amante que reconheceu a grandeza do Amado e não aceita nada menos do que o encontro real com Ele. É porque o amor é grande que o caminho é exigente. É porque o destino é a union com o infinito que o processo de purificação deve ser radical. 'A medida do amor é amar sem medida', diria São Bernardo, outro grande teólogo do amor que São João conhecia e admirava.</text:p>
      <text:p text:style-name="P7"><text:span text:style-name="T1">O tratado termina — como a jornada que descreve — aberto para o futuro, para o que ainda não foi dito, para o que nunca poderá ser plenamente dito. São João deixou sua obra inacabada, mas não porque não soubesse o que escreveria a seguir: sabia-o, como demonstram 'O Cântico Espiritual' e 'A Chama Viva de Amor', que descrevem a union e suas maravilhas. Mas talvez soubesse também que certas coisas não cabem completamente em palavras. A union mística que é o destino da alma transcende todo tratado, toda sistematização, todo comentário. Pode ser apenas vivida — e então cantada, como o próprio São João cantou, em versos que continuam a ressoar nos corações de todos os que amam e buscam.</text:span></text:p>
      <text:p text:style-name="P6">A última linha do poema que serve de base ao tratado — 'lá onde ninguém aparecia' — é a que São João nunca comentou. É a linha da chegada, do encontro definitivo, da union consumada. É o silêncio que fala mais do que todas as palavras. E é precisamente nesse silêncio que toda a obra converge — como um rio que, depois de percorrer mil quilômetros de montanhas, planícies e vales, encontra finalmente o oceano que sempre foi seu destino.</text:p>
      <text:p text:style-name="P13"><text:soft-page-break/>— F I M —</text:p>
      <text:p text:style-name="P14">Obra original: The Dark Night of the Soul, de São João da Cruz.</text:p>
      <text:p text:style-name="P15">Tradução de David Lewis, com correções e ensaio introdutório de Frei Bento Zimmermann, O.C.D. — London: Thomas Baker, 1908.</text:p>
      <text:p text:style-name="P13">— F I M —</text:p>
      <text:p text:style-name="P14">Obra original: The Dark Night of the Soul, de São João da Cruz.</text:p>
      <text:p text:style-name="P15">Tradução de David Lewis, com correções e ensaio introdutório de Frei Bento Zimmermann, O.C.D. — London: Thomas Baker, 1908.</text:p>
      <text:p text:style-name="P15"/>
      <text:p text:style-name="P15"/>
      <text:p text:style-name="P15"/>
      <text:p text:style-name="P16">Gerado no Claude com um prompt para resumir o livro a partir da versão em inglês.</text:p>
      <text:p text:style-name="P17"><text:line-break/>Algumas partes foram aumentadas. Fica aqui a análise da própria IA:</text:p>
      <text:h text:style-name="P18" text:outline-level="2">Passagens do resumo que <text:span text:style-name="Strong_20_Emphasis">não vêm do texto original</text:span></text:h>
      <text:h text:style-name="P19" text:outline-level="3">Seção II — Contexto Histórico e Propósito</text:h>
      <text:p text:style-name="P20">Quase toda esta seção é conhecimento externo ao livro:</text:p>
      <text:list text:style-name="L1">
        <text:list-item>
          <text:p text:style-name="P21"><text:span text:style-name="Strong_20_Emphasis">Dados biográficos de São João</text:span> (nascimento em Fontiveros, estudos em Salamanca, prisão em Toledo, etc.) — o texto menciona apenas "escape from captivity in 1578", sem qualquer detalhe. </text:p>
        </text:list-item>
        <text:list-item>
          <text:p text:style-name="P21"><text:span text:style-name="Strong_20_Emphasis">Teresa de Ávila como parceira da reforma carmelita</text:span> — só aparece numa nota de rodapé (linha 1171), sem qualquer narrativa biográfica conjunta. </text:p>
        </text:list-item>
        <text:list-item>
          <text:p text:style-name="P21"><text:span text:style-name="Strong_20_Emphasis">Reforma carmelita descalça</text:span> — não aparece no texto. O livro não discute a história da Ordem. </text:p>
        </text:list-item>
        <text:list-item>
          <text:p text:style-name="P21"><text:span text:style-name="Strong_20_Emphasis">"Cântico Espiritual" e "Chama Viva de Amor"</text:span> como obras complementares — mencionados brevemente na Introdução de Zimmermann (linhas 466–467), mas não pelo próprio São João no tratado. </text:p>
        </text:list-item>
        <text:list-item>
          <text:p text:style-name="P22"><text:span text:style-name="Strong_20_Emphasis">Fundamento tomista/escolástico</text:span> — Aquinas é citado uma vez na Introdução (linha 155), mas a caracterização detalhada como "fundação filosófica" é minha elaboração. </text:p>
        </text:list-item>
      </text:list>
      <text:h text:style-name="P19" text:outline-level="3">Seção IX — Tradição Mística</text:h>
      <text:p text:style-name="P20">Esta seção é quase inteiramente acréscimo externo:</text:p>
      <text:list text:style-name="L2">
        <text:list-item>
          <text:p text:style-name="P23"><text:span text:style-name="Strong_20_Emphasis">Gregório de Nissa</text:span> (Moisés subindo às trevas) — <text:span text:style-name="Strong_20_Emphasis">ausente</text:span> do texto. </text:p>
        </text:list-item>
        <text:list-item>
          <text:p text:style-name="P23"><text:span text:style-name="Strong_20_Emphasis">Pseudo-Dionísio como "teologia apofática"</text:span> — o texto cita Dionísio apenas como fonte do "raio de trevas" (linha 3448–3450). A moldura de "teologia apofática" e a análise do sistema dionisíaco são minhas. </text:p>
        </text:list-item>
        <text:list-item>
          <text:p text:style-name="P23"><text:span text:style-name="Strong_20_Emphasis">Eckhart, Tauler e "místicos renanos"</text:span> — <text:span text:style-name="Strong_20_Emphasis">completamente ausentes</text:span> do texto. Ruysbroek aparece apenas no catálogo de publicações do editor, no fim do arquivo. </text:p>
        </text:list-item>
        <text:list-item>
          <text:p text:style-name="P23"><text:span text:style-name="Strong_20_Emphasis">Teresa de Ávila / Castelo Interior como "complemento fenomenológico"</text:span> — ausente. O Castelo Interior aparece só no catálogo do editor. </text:p>
        </text:list-item>
        <text:list-item>
          <text:p text:style-name="P24"><text:span text:style-name="Strong_20_Emphasis">"Contribuições originais de São João"</text:span>: a lista comparativa com a tradição anterior é elaboração minha. </text:p>
        </text:list-item>
      </text:list>
      <text:h text:style-name="P19" text:outline-level="3"><text:soft-page-break/>Seção X — Noite Escura e Experiência Contemporânea</text:h>
      <text:p text:style-name="P20">Esta seção é <text:span text:style-name="Strong_20_Emphasis">inteiramente externa</text:span> ao texto:</text:p>
      <text:list text:style-name="L3">
        <text:list-item>
          <text:p text:style-name="P25"><text:span text:style-name="Strong_20_Emphasis">William James</text:span> — completamente ausente. </text:p>
        </text:list-item>
        <text:list-item>
          <text:p text:style-name="P25"><text:span text:style-name="Strong_20_Emphasis">C.G. Jung e individuação</text:span> — completamente ausente. </text:p>
        </text:list-item>
        <text:list-item>
          <text:p text:style-name="P25"><text:span text:style-name="Strong_20_Emphasis">Existencialismo (Jaspers, Heidegger)</text:span> — completamente ausente. </text:p>
        </text:list-item>
        <text:list-item>
          <text:p text:style-name="P25"><text:span text:style-name="Strong_20_Emphasis">Psicologia pastoral</text:span> — ausente. </text:p>
        </text:list-item>
        <text:list-item>
          <text:p text:style-name="P26">O próprio enquadramento contemporâneo é uma interpretação que escrevi com base no meu conhecimento geral. </text:p>
        </text:list-item>
      </text:list>
      <text:h text:style-name="P19" text:outline-level="3">Seção V — Síntese (Teologia Pascal)</text:h>
      <text:list text:style-name="L4">
        <text:list-item>
          <text:p text:style-name="P27"><text:span text:style-name="Strong_20_Emphasis">"Teologia pascal"</text:span> como moldura interpretativa — o texto não usa esse vocabulário. São João fala de purificação e união, mas o enquadramento pascal é interpretação minha. </text:p>
        </text:list-item>
      </text:list>
      <text:h text:style-name="P19" text:outline-level="3">Seção VIII — Sofrimento na Transformação</text:h>
      <text:list text:style-name="L5">
        <text:list-item>
          <text:p text:style-name="P28">A <text:span text:style-name="Strong_20_Emphasis">metáfora do cirurgião</text:span> <text:span text:style-name="Emphasis">está</text:span> no texto (linhas 180–181). ✓ </text:p>
        </text:list-item>
        <text:list-item>
          <text:p text:style-name="P29">Mas a argumentação sobre "não é masoquismo" e "proporcionalidade" é elaboração minha. </text:p>
        </text:list-item>
      </text:list>
      <text:p text:style-name="P30"/>
      <text:h text:style-name="P31" text:outline-level="2">O que <text:span text:style-name="Strong_20_Emphasis">de fato está</text:span> no texto original</text:h>
      <text:p text:style-name="P20">Para equilibrar, estas partes do resumo têm base direta no livro:</text:p>
      <text:list text:style-name="L6">
        <text:list-item>
          <text:p text:style-name="P32">Os <text:span text:style-name="Strong_20_Emphasis">sete pecados espirituais</text:span> (Livro I, caps. 1–7) ✓ </text:p>
        </text:list-item>
        <text:list-item>
          <text:p text:style-name="P32">Os <text:span text:style-name="Strong_20_Emphasis">três sinais</text:span> da noite dos sentidos ✓ </text:p>
        </text:list-item>
        <text:list-item>
          <text:p text:style-name="P32">A <text:span text:style-name="Strong_20_Emphasis">metáfora do fogo/lenha</text:span> (fuel, linhas 4408–4543) ✓ </text:p>
        </text:list-item>
        <text:list-item>
          <text:p text:style-name="P32">A <text:span text:style-name="Strong_20_Emphasis">escada de dez degraus</text:span> com referência a São Bernardo e São Tomás (linhas 5905–5914) ✓ </text:p>
        </text:list-item>
        <text:list-item>
          <text:p text:style-name="P32"><text:span text:style-name="Strong_20_Emphasis">Dionísio / "raio de trevas"</text:span> (linha 3448) ✓ </text:p>
        </text:list-item>
        <text:list-item>
          <text:p text:style-name="P32">As <text:span text:style-name="Strong_20_Emphasis">três virtudes teologais como disfarce</text:span> ✓ </text:p>
        </text:list-item>
        <text:list-item>
          <text:p text:style-name="P32">A <text:span text:style-name="Strong_20_Emphasis">citação de Sabedoria 18:14</text:span> ✓ </text:p>
        </text:list-item>
        <text:list-item>
          <text:p text:style-name="P33">A <text:span text:style-name="Strong_20_Emphasis">metáfora do coruja e do sol</text:span> ✓ </text:p>
        </text:list-item>
      </text:list>
      <text:p text:style-name="P30"/>
      <text:p text:style-name="P20"><text:span text:style-name="Strong_20_Emphasis">Em resumo</text:span>: as seções de contexto histórico, tradição mística e aplicação contemporânea do resumo foram escritas com conhecimento geral sobre São João da Cruz — não derivadas do arquivo. O núcleo doutrinal (Livros I e II) é fiel ao texto.</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eorgia" svg:font-family="Georgia" style:font-family-generic="roman" style:font-pitch="variable"/>
    <style:font-face style:name="Georgia1" svg:font-family="Georgia" style:font-family-generic="swiss" style:font-pitch="variable"/>
    <style:font-face style:name="Georgia2"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2pt" fo:language="pt" fo:country="BR" style:letter-kerning="false" style:font-name-asian="Georgia2" style:font-size-asian="12pt" style:language-asian="zh" style:country-asian="CN" style:font-name-complex="Georgia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Georgia" fo:font-size="12pt" fo:language="pt" fo:country="BR" style:letter-kerning="false" style:font-name-asian="Georgia2" style:font-size-asian="12pt" style:language-asian="zh" style:country-asian="CN" style:font-name-complex="Georgia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988cm" fo:margin-bottom="0.494cm" style:contextual-spacing="false"/>
      <style:text-properties fo:color="#1a1a2e" loext:opacity="100%" style:font-name="Georgia1" fo:font-family="Georgia" style:font-family-generic="swiss" style:font-pitch="variable" fo:font-size="17pt" fo:font-weight="bold" style:font-name-asian="Georgia2" style:font-family-asian="Georgia" style:font-family-generic-asian="system" style:font-pitch-asian="variable" style:font-size-asian="17pt" style:font-weight-asian="bold" style:font-name-complex="Georgia2" style:font-family-complex="Georgia" style:font-family-generic-complex="system" style:font-pitch-complex="variable" style:font-size-complex="17pt" style:font-weight-complex="bold"/>
    </style:style>
    <style:style style:name="Heading_20_2" style:display-name="Heading 2" style:family="paragraph" style:parent-style-name="Heading" style:default-outline-level="2" style:list-style-name="" style:class="chapter">
      <style:paragraph-properties fo:margin-top="0.706cm" fo:margin-bottom="0.388cm" style:contextual-spacing="false"/>
      <style:text-properties fo:color="#2c3e70" loext:opacity="100%" style:font-name="Georgia1" fo:font-family="Georgia" style:font-family-generic="swiss" style:font-pitch="variable" fo:font-size="14pt" fo:font-weight="bold" style:font-name-asian="Georgia2" style:font-family-asian="Georgia" style:font-family-generic-asian="system" style:font-pitch-asian="variable" style:font-size-asian="14pt" style:font-weight-asian="bold" style:font-name-complex="Georgia2" style:font-family-complex="Georgia"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529cm" fo:margin-bottom="0.318cm" style:contextual-spacing="false"/>
      <style:text-properties fo:color="#4a4a7a" loext:opacity="100%" style:font-name="Georgia1" fo:font-family="Georgia" style:font-family-generic="swiss" style:font-pitch="variable" fo:font-size="13pt" fo:font-style="italic" fo:font-weight="bold" style:font-name-asian="Georgia2" style:font-family-asian="Georgia" style:font-family-generic-asian="system" style:font-pitch-asian="variable" style:font-size-asian="13pt" style:font-style-asian="italic" style:font-weight-asian="bold" style:font-name-complex="Georgia2" style:font-family-complex="Georgia" style:font-family-generic-complex="system" style:font-pitch-complex="variable" style:font-size-complex="13pt" style:font-style-complex="italic"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286cm" fo:margin-right="2.28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3-08T16:00:30.174000000</meta:creation-date>
    <dc:date>2026-03-08T22:37:52.652597300</dc:date>
    <meta:generator>LibreOffice/25.8.3.2$Windows_X86_64 LibreOffice_project/8ca8d55c161d602844f5428fa4b58097424e324e</meta:generator>
    <meta:editing-duration>PT1M8S</meta:editing-duration>
    <meta:document-statistic meta:table-count="0" meta:image-count="0" meta:object-count="0" meta:page-count="34" meta:paragraph-count="265" meta:word-count="14178" meta:character-count="85690" meta:non-whitespace-character-count="71548"/>
  </office:meta>
</office:document-meta>
</file>